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fo:font-style="italic" style:font-style-asian="italic" style:font-style-complex="italic"/>
    </style:style>
    <style:style style:name="T1" style:family="text">
      <style:text-properties fo:text-transform="lowercase"/>
    </style:style>
    <style:style style:name="T2" style:family="text">
      <style:text-properties fo:font-variant="normal" fo:text-transform="none"/>
    </style:style>
    <style:style style:name="T3" style:family="text">
      <style:text-properties fo:font-variant="small-caps"/>
    </style:style>
    <style:style style:name="T4" style:family="text">
      <style:text-properties fo:font-style="italic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">
        <text:p text:style-name="Text_20_body">Fernand Divoire</text:p>
        <text:h text:style-name="Heading_20_1" text:outline-level="1">Orphée</text:h>
        <text:h text:style-name="Heading_20_2" text:outline-level="2"><text:span text:style-name="T2">Chant</text:span> I<text:line-break/>Orphée et la mort</text:h>
        <text:h text:style-name="Heading_20_3" text:outline-level="3">1.<text:line-break/>S<text:span text:style-name="T1">OLITUDE SOLAIRE</text:span></text:h>
        <text:p text:style-name="_3c_l_3e_"><text:span text:style-name="_3c_pb_3e_">[9]</text:span>La dryade Eurydice est morte.</text:p>
        <text:p text:style-name="_3c_l_3e_">Devant la mer de Thrace et ses vagues d’hiver</text:p>
        <text:p text:style-name="_3c_l_3e_">Orphée est seul. Ses pleurs sèchent au vent amer.</text:p>
        <text:p text:style-name="_3c_l_3e_"/>
        <text:p text:style-name="_3c_l_3e_">Eurydice, Eurydice est morte.</text:p>
        <text:p text:style-name="_3c_l_3e_">La fuyante Koré l’emporte</text:p>
        <text:p text:style-name="_3c_l_3e_">Au tourbillon de son escorte.</text:p>
        <text:p text:style-name="_3c_l_3e_"/>
        <text:p text:style-name="_3c_l_3e_">Orphée, Orphée est seul et connaît la douleur,</text:p>
        <text:p text:style-name="_3c_l_3e_">Car il n’est pas permis de livrer aux vendanges</text:p>
        <text:p text:style-name="_3c_l_3e_">Un cœur où le soleil reflète sa ferveur</text:p>
        <text:p text:style-name="_3c_l_3e_">Et de recevoir en échange</text:p>
        <text:p text:style-name="_3c_l_3e_">Le don pareil d’un autre cœur.</text:p>
        <text:p text:style-name="_3c_l_3e_"/>
        <text:p text:style-name="_3c_l_3e_"/>
        <text:p text:style-name="_3c_l_3e_"/>
        <text:h text:style-name="Heading_20_3" text:outline-level="3">2.<text:line-break/>Orphée le pur</text:h>
        <text:p text:style-name="_3c_l_3e_"><text:span text:style-name="_3c_pb_3e_">[11]</text:span>Quand Orphée accepta l’amour de la dryade</text:p>
        <text:p text:style-name="_3c_l_3e_">Austère dieu jaloux, il vivait sous ta loi.</text:p>
        <text:p text:style-name="_3c_l_3e_"/>
        <text:p text:style-name="_3c_l_3e_">Les noires panthères nomades</text:p>
        <text:p text:style-name="_3c_l_3e_">Entendaient alors dans sa voix</text:p>
        <text:p text:style-name="_3c_l_3e_">La voix juste qui persuade.</text:p>
        <text:p text:style-name="_3c_l_3e_"/>
        <text:p text:style-name="_3c_l_3e_">Alors s’ouvrait devant son calme éclat</text:p>
        <text:p text:style-name="_3c_l_3e_">– Rayonnement modérateur du solitaire –</text:p>
        <text:p text:style-name="_3c_l_3e_">La foule barbare et prompte aux colères</text:p>
        <text:p text:style-name="_3c_l_3e_">Des Hyperboréens rieurs, ses frères.</text:p>
        <text:p text:style-name="_3c_l_3e_">Mais il passait, ne les connaissant pas</text:p>
        <text:p text:style-name="_3c_l_3e_"/>
        <text:h text:style-name="Heading_20_3" text:outline-level="3">3.<text:line-break/>Orphée le constructeur</text:h>
        <text:p text:style-name="_3c_l_3e_"><text:span text:style-name="_3c_pb_3e_">[13]</text:span>Il connut Eurydice.</text:p>
        <text:p text:style-name="_3c_l_3e_">Présence féconde, Eurydice.</text:p>
        <text:p text:style-name="_3c_l_3e_"/>
        <text:p text:style-name="_3c_l_3e_">Alors, avec sagesse, il construisit.</text:p>
        <text:p text:style-name="_3c_l_3e_">Elle veillait auprès de lui,</text:p>
        <text:p text:style-name="_3c_l_3e_"><text:soft-page-break/>Entre le monde et lui médiatrice.</text:p>
        <text:p text:style-name="_3c_l_3e_">Et lui, dans ses poèmes, témoignant.</text:p>
        <text:p text:style-name="_3c_l_3e_">Expliquait le monde. Et tout ce que nomme</text:p>
        <text:p text:style-name="_3c_l_3e_">L’ardente angoisse des vivants</text:p>
        <text:p text:style-name="_3c_l_3e_">Il le mesurait dans ses chants,</text:p>
        <text:p text:style-name="_3c_l_3e_">Fixant les règles, enseignant</text:p>
        <text:p text:style-name="_3c_l_3e_">Que l’âme est immortelle, et surpassant les hommes.</text:p>
        <text:p text:style-name="_3c_l_3e_"/>
        <text:h text:style-name="Heading_20_3" text:outline-level="3">4.<text:line-break/>Solitude solaire</text:h>
        <text:p text:style-name="_3c_l_3e_"><text:span text:style-name="_3c_pb_3e_">[15]</text:span>Eurydice n’est plus. Fille de Talaon,</text:p>
        <text:p text:style-name="_3c_l_3e_">Il fallait que l’élu connût les stations</text:p>
        <text:p text:style-name="_3c_l_3e_">Qui marquent leur voie aux fils d’Apollon,</text:p>
        <text:p text:style-name="_3c_l_3e_">Le bel et triste dieu blond</text:p>
        <text:p text:style-name="_3c_l_3e_">Dont l’amour frappe et calcine ;</text:p>
        <text:p text:style-name="_3c_l_3e_">Le solitaire qui sait</text:p>
        <text:p text:style-name="_3c_l_3e_">Les rythmes et les secrets</text:p>
        <text:p text:style-name="_3c_l_3e_">Et les promesses divines ;</text:p>
        <text:p text:style-name="_3c_l_3e_">Le conseiller des dieux ; l’universel témoin</text:p>
        <text:p text:style-name="_3c_l_3e_">Dont le chant mène l’homme, et qui ne juge point</text:p>
        <text:p text:style-name="_3c_l_3e_">Et qui seulement porte</text:p>
        <text:p text:style-name="_3c_l_3e_">Témoignage…</text:p>
        <text:p text:style-name="_3c_l_3e_">Hélas, Eurydice est morte.</text:p>
        <text:p text:style-name="_3c_l_3e_"/>
        <text:p text:style-name="_3c_l_3e_">Orphée est seul, puni par ses vœux de bonheur,</text:p>
        <text:p text:style-name="_3c_l_3e_">Qui retombent en pluie de pleurs.</text:p>
        <text:p text:style-name="_3c_l_3e_"/>
        <text:h text:style-name="Heading_20_3" text:outline-level="3">5.<text:line-break/>Le poids des ombres</text:h>
        <text:p text:style-name="_3c_l_3e_"><text:span text:style-name="_3c_pb_3e_">[17]</text:span>Orphée est vaincu par les ombres.</text:p>
        <text:p text:style-name="_3c_l_3e_"/>
        <text:p text:style-name="_3c_l_3e_">Son regard a cessé de tendre vers le ciel,</text:p>
        <text:p text:style-name="_3c_l_3e_">Vers les solitudes du ciel</text:p>
        <text:p text:style-name="_3c_l_3e_">Et l’abstrait domaine des nombres.</text:p>
        <text:p text:style-name="_3c_l_3e_"/>
        <text:p text:style-name="_3c_l_3e_">Depuis qu’il s’est penché vers ton monde charnel,</text:p>
        <text:p text:style-name="_3c_l_3e_">Eurydice, le Pur est sorti de la voie ;</text:p>
        <text:p text:style-name="_3c_l_3e_">Son pouvoir l’a quitté ; la Mort</text:p>
        <text:p text:style-name="_3c_l_3e_">A pu saisir la douce proie.</text:p>
        <text:p text:style-name="_3c_l_3e_"/>
        <text:p text:style-name="_3c_l_3e_">Orphée n’était plus assez fort</text:p>
        <text:p text:style-name="_3c_l_3e_">Pour écarter le flot des larves sombres,</text:p>
        <text:p text:style-name="_3c_l_3e_">Pour élever au jour le poids d’une ombre.</text:p>
        <text:p text:style-name="_3c_l_3e_"/>
        <text:h text:style-name="Heading_20_3" text:outline-level="3">6.<text:line-break/>Eurydice deux fois perdue</text:h>
        <text:p text:style-name="_3c_l_3e_"><text:span text:style-name="_3c_pb_3e_">[19]</text:span>Orphée regardait Eurydice</text:p>
        <text:p text:style-name="_3c_l_3e_"><text:soft-page-break/>Et non point le précipice</text:p>
        <text:p text:style-name="_3c_l_3e_">Plein de fantômes innommés.</text:p>
        <text:p text:style-name="_3c_l_3e_">Eurydice montant auprès du guide aimé</text:p>
        <text:p text:style-name="_3c_l_3e_">N’avait de cœur que pour le guide</text:p>
        <text:p text:style-name="_3c_l_3e_">Et non pour le voyage et la montée aride.</text:p>
        <text:p text:style-name="_3c_l_3e_"/>
        <text:p text:style-name="_3c_l_3e_">« Sois mon égale et marche seule à mes côtés,</text:p>
        <text:p text:style-name="_3c_l_3e_">Disait-il ; Eurydice, Eurydice, sois forte. »</text:p>
        <text:p text:style-name="_3c_l_3e_">Eurydice, Eurydice est morte ;</text:p>
        <text:p text:style-name="_3c_l_3e_">Le mauvais maître qui n’a su que l’exhorter</text:p>
        <text:p text:style-name="_3c_l_3e_">Demeure seul, bonheur ôté.</text:p>
        <text:p text:style-name="_3c_l_3e_"/>
        <text:h text:style-name="Heading_20_3" text:outline-level="3">7.<text:line-break/>L’Harmonie déchirée</text:h>
        <text:p text:style-name="_3c_l_3e_"><text:span text:style-name="_3c_pb_3e_">[21]</text:span>L’unité de deux cœurs que voici déliée,</text:p>
        <text:p text:style-name="_3c_l_3e_">L’harmonieux amour que la mort a détruit,</text:p>
        <text:p text:style-name="_3c_l_3e_">Orphée en songe le recrée</text:p>
        <text:p text:style-name="_3c_l_3e_">De lui seul et de la tendre âme déchirée</text:p>
        <text:p text:style-name="_3c_l_3e_">Qui doucement veille sur lui,</text:p>
        <text:p text:style-name="_3c_l_3e_"/>
        <text:p text:style-name="_3c_l_3e_">Eurydice l’inoubliée.</text:p>
        <text:p text:style-name="_3c_l_3e_"/>
        <text:h text:style-name="Heading_20_3" text:outline-level="3">8.<text:line-break/>Orphée errant</text:h>
        <text:p text:style-name="_3c_l_3e_"><text:span text:style-name="_3c_pb_3e_">[23]</text:span>Le fils du dieu connaît de sombres stations.</text:p>
        <text:p text:style-name="_3c_l_3e_"/>
        <text:p text:style-name="_3c_l_3e_">Seul devant la lyre muette</text:p>
        <text:p text:style-name="_3c_l_3e_">Et les tentations</text:p>
        <text:p text:style-name="_3c_l_3e_">D’une âme où librement les ombres se reflètent ;</text:p>
        <text:p text:style-name="_3c_l_3e_">Tourné toujours vers les rampantes visions</text:p>
        <text:p text:style-name="_3c_l_3e_">De l’ombre, Orphée erra de retraite en retraite.</text:p>
        <text:p text:style-name="_3c_l_3e_"/>
        <text:p text:style-name="_3c_l_3e_">Ah ! que ce soient comme autrefois</text:p>
        <text:p text:style-name="_3c_l_3e_">Les ombres éblouies qui se tournent vers-toi !</text:p>
        <text:p text:style-name="_3c_l_3e_"/>
        <text:p text:style-name="_3c_l_3e_">Ô poète errant, souviens-toi</text:p>
        <text:p text:style-name="_3c_l_3e_">De ce lumineux autrefois,</text:p>
        <text:p text:style-name="_3c_l_3e_"><text:span text:style-name="_3c_pb_3e_">[24]</text:span>Quand Orphée était pur et dans la plénitude</text:p>
        <text:p text:style-name="_3c_l_3e_">Paisible de la certitude.</text:p>
        <text:p text:style-name="_3c_l_3e_">Alors l’absolu de la foi</text:p>
        <text:p text:style-name="_3c_l_3e_">Aveuglait son regard. Mains douces de la foi</text:p>
        <text:p text:style-name="_3c_l_3e_">Qui vous posez sur les paupières. Souples doigts</text:p>
        <text:p text:style-name="_3c_l_3e_">Maternels qui chassez les vagues multitudes</text:p>
        <text:p text:style-name="_3c_l_3e_">De l’ombre. Absolu… Plénitude…</text:p>
        <text:p text:style-name="_3c_l_3e_"/>
        <text:p text:style-name="_3c_l_3e_">Ah ! baigne-toi de solitude.</text:p>
        <text:p text:style-name="_3c_l_3e_"/>
        <text:h text:style-name="Heading_20_3" text:outline-level="3"><text:soft-page-break/>9.<text:line-break/>Orphée aux ménades</text:h>
        <text:p text:style-name="_3c_l_3e_"><text:span text:style-name="_3c_pb_3e_">[25]</text:span>Errant, prends garde de trahir.</text:p>
        <text:p text:style-name="_3c_l_3e_">De sourire aux ménades folles, dévêtues.</text:p>
        <text:p text:style-name="_3c_l_3e_">De traîner parmi leurs désirs</text:p>
        <text:p text:style-name="_3c_l_3e_">Ton inutile harpe, détendue.</text:p>
        <text:p text:style-name="_3c_l_3e_"/>
        <text:p text:style-name="_3c_l_3e_">Ne sois pas l’Orphée aux chaînes de fleurs,</text:p>
        <text:p text:style-name="_3c_l_3e_">Couronné de fleurs d’Ionie</text:p>
        <text:p text:style-name="_3c_l_3e_">Et qui renie, et qui oublie…</text:p>
        <text:p text:style-name="_3c_l_3e_"/>
        <text:p text:style-name="_3c_l_3e_"><text:span text:style-name="T3">Orpheus</text:span>. Mais célébrer la sereine splendeur,</text:p>
        <text:p text:style-name="_3c_l_3e_">Et guider d’un fil d’harmonie</text:p>
        <text:p text:style-name="_3c_l_3e_">Le vol de l’humaine âme en pleurs ;</text:p>
        <text:p text:style-name="_3c_l_3e_"><text:span text:style-name="_3c_pb_3e_">[26]</text:span>Mais gouverner les panthères dociles,</text:p>
        <text:p text:style-name="_3c_l_3e_">Être le bâtisseur</text:p>
        <text:p text:style-name="_3c_l_3e_">Dont la harpe construit les villes,</text:p>
        <text:p text:style-name="_3c_l_3e_">Voilà le grand Orphée ; et goûter la douceur,</text:p>
        <text:p text:style-name="_3c_l_3e_">L’âpre douceur où baigne une âme toute seule.</text:p>
        <text:p text:style-name="_3c_l_3e_"/>
        <text:p text:style-name="_3c_l_3e_">Les folles rôdent, c’est ton cœur,</text:p>
        <text:p text:style-name="_3c_l_3e_">Ton cœur,</text:p>
        <text:p text:style-name="_3c_l_3e_">Ah ! ton cœur divin qu’elles veulent.</text:p>
        <text:p text:style-name="_3c_l_3e_"/>
        <text:h text:style-name="Heading_20_3" text:outline-level="3">10.<text:line-break/>Le seul entouré d’amour</text:h>
        <text:p text:style-name="_3c_l_3e_"><text:span text:style-name="_3c_pb_3e_">[27]</text:span>Oh ! sois fidèle au souvenir</text:p>
        <text:p text:style-name="_3c_l_3e_">D’Eurydice l’inoubliée…</text:p>
        <text:p text:style-name="_3c_l_3e_"/>
        <text:p text:style-name="_3c_l_3e_">Mais toutes se sont fiancées</text:p>
        <text:p text:style-name="_3c_l_3e_">Avec Eurydice à ta destinée ;</text:p>
        <text:p text:style-name="_3c_l_3e_">Et ton corps à leurs corps n’a cessé de s’unir</text:p>
        <text:p text:style-name="_3c_l_3e_">Dès qu’au corps d’Eurydice il dut appartenir.</text:p>
        <text:p text:style-name="_3c_l_3e_"/>
        <text:p text:style-name="_3c_l_3e_">Eurydice l’inoubliée…</text:p>
        <text:p text:style-name="_3c_l_3e_">Souvenir aimé qu’éloigne la mort…</text:p>
        <text:p text:style-name="_3c_l_3e_"/>
        <text:p text:style-name="_3c_l_3e_">Épargne l’amour de celles encor</text:p>
        <text:p text:style-name="_3c_l_3e_">Qui se déchirent la poitrine</text:p>
        <text:p text:style-name="_3c_l_3e_">En prononçant ton nom,</text:p>
        <text:p text:style-name="_3c_l_3e_"><text:span text:style-name="_3c_pb_3e_">[28]</text:span>Orphée aux yeux lointains, Orphée aux cheveux blonds</text:p>
        <text:p text:style-name="_3c_l_3e_">Que la tristesse incline</text:p>
        <text:p text:style-name="_3c_l_3e_">Au-devant de ton front.</text:p>
        <text:p text:style-name="_3c_l_3e_"/>
        <text:p text:style-name="_3c_l_3e_">Chastement fidèle aux prières vaines</text:p>
        <text:p text:style-name="_3c_l_3e_">Qui rayonnent vers ton nom,</text:p>
        <text:p text:style-name="_3c_l_3e_">Vers ta triste douceur lointaine,</text:p>
        <text:p text:style-name="_3c_l_3e_">Épargne aux mille aveux fiancés à ton nom</text:p>
        <text:p text:style-name="_3c_l_3e_">L’espoir, le dépit et la haine.</text:p>
        <text:p text:style-name="_3c_l_3e_">Qu’un même doux refus s’oppose au même don</text:p>
        <text:p text:style-name="_3c_l_3e_"><text:soft-page-break/>Des ménades aux fureurs vaines</text:p>
        <text:p text:style-name="_3c_l_3e_">Et des femmes doriennes.</text:p>
        <text:p text:style-name="_3c_l_3e_"/>
        <text:h text:style-name="Heading_20_3" text:outline-level="3">11.<text:line-break/>Les ménades et le secret</text:h>
        <text:p text:style-name="_3c_l_3e_"><text:span text:style-name="_3c_pb_3e_">[29]</text:span>Et dis-leur ton divin secret</text:p>
        <text:p text:style-name="_3c_l_3e_">Afin que, livré désormais</text:p>
        <text:p text:style-name="_3c_l_3e_">Aux furieux sabots de la cohue,</text:p>
        <text:p text:style-name="_3c_l_3e_">Tu sois foulé ; et que ta force répandue</text:p>
        <text:p text:style-name="_3c_l_3e_">Remonte vers toi, débridée, et tue.</text:p>
        <text:p text:style-name="_3c_l_3e_">Car c’est le prix que doit payer celui qui sait</text:p>
        <text:p text:style-name="_3c_l_3e_">Et dont le rôle est de verser à la cohue</text:p>
        <text:p text:style-name="_3c_l_3e_">Le vin dangereux de l’abstrait.</text:p>
        <text:p text:style-name="_3c_l_3e_"/>
        <text:p text:style-name="_3c_l_3e_">Partage ta science, Orphée ;</text:p>
        <text:p text:style-name="_3c_l_3e_">Et ta tête, sanglant trophée</text:p>
        <text:p text:style-name="_3c_l_3e_"><text:span text:style-name="_3c_pb_3e_">[30]</text:span>Au poing d’une ménade ivre de ton secret,</text:p>
        <text:p text:style-name="_3c_l_3e_">Tournoie, et roule aux flots de l’Hèbre.</text:p>
        <text:p text:style-name="_3c_l_3e_"/>
        <text:p text:style-name="_3c_l_3e_">Tandis qu’une ronde funèbre</text:p>
        <text:p text:style-name="_3c_l_3e_">Qui de cris scandés se repaît</text:p>
        <text:p text:style-name="_3c_l_3e_">Agite la foule enivrée</text:p>
        <text:p text:style-name="_3c_l_3e_">Autour de ta chair déchirée.</text:p>
        <text:p text:style-name="_3c_l_3e_"/>
        <text:h text:style-name="Heading_20_3" text:outline-level="3">12.<text:line-break/>Le Désert d’Orphée</text:h>
        <text:p text:style-name="_3c_l_3e_"><text:span text:style-name="_3c_pb_3e_">[31]</text:span>Entre les rochers et la mer,</text:p>
        <text:p text:style-name="_3c_l_3e_">Où la Thrace barbare arrête son rivage,</text:p>
        <text:p text:style-name="_3c_l_3e_">Orphée erre, sauvage.</text:p>
        <text:p text:style-name="_3c_l_3e_">Il aspire le vent amer.</text:p>
        <text:p text:style-name="_3c_l_3e_"/>
        <text:p text:style-name="_3c_l_3e_">…Et tu voudrais, ô poète sauvage,</text:p>
        <text:p text:style-name="_3c_l_3e_">Avoir assez d’espace en ton cœur ruiné</text:p>
        <text:p text:style-name="_3c_l_3e_">Pour contenir un désert calciné.</text:p>
        <text:p text:style-name="_3c_l_3e_"/>
        <text:p text:style-name="_3c_l_3e_">Ô, que ce ne soit plus le désert qui t’accable,</text:p>
        <text:p text:style-name="_3c_l_3e_">Mais plutôt cette plaine où chemine sans fin</text:p>
        <text:p text:style-name="_3c_l_3e_">L inquiète troupe innombrable</text:p>
        <text:p text:style-name="_3c_l_3e_">Errant sans fin</text:p>
        <text:p text:style-name="_3c_l_3e_">Sous l’obscurité du destin</text:p>
        <text:p text:style-name="_3c_l_3e_"/>
        <text:h text:style-name="Heading_20_3" text:outline-level="3">13.<text:line-break/>Le Prix du chant</text:h>
        <text:p text:style-name="_3c_l_3e_"><text:span text:style-name="_3c_pb_3e_">[33]</text:span>Le chant ne trouve sa naissance</text:p>
        <text:p text:style-name="_3c_l_3e_">Que dans le cœur où la douleur et le silence</text:p>
        <text:p text:style-name="_3c_l_3e_">Attendent en veillant sa soudaine présence.</text:p>
        <text:p text:style-name="_3c_l_3e_"/>
        <text:p text:style-name="_3c_l_3e_"><text:soft-page-break/>Donc, tais-toi, cœur d’Orphée ; éloigne tes regrets.</text:p>
        <text:p text:style-name="_3c_l_3e_">Ô cœur, tais-toi… Eurydice, Eurydice,</text:p>
        <text:p text:style-name="_3c_l_3e_">Orphée est prêt.</text:p>
        <text:p text:style-name="_3c_l_3e_"/>
        <text:p text:style-name="_3c_l_3e_">Ménades, il paiera le prix du sacrifice ;</text:p>
        <text:p text:style-name="_3c_l_3e_">Il paiera pour le chant où vivra le secret</text:p>
        <text:p text:style-name="_3c_l_3e_">Et qui vous guidera de loin, clair édifice.</text:p>
        <text:p text:style-name="_3c_l_3e_"/>
        <text:h text:style-name="Heading_20_3" text:outline-level="3">14.<text:line-break/>Les Cendres du cœur</text:h>
        <text:p text:style-name="_3c_l_3e_"><text:span text:style-name="_3c_pb_3e_">[35]</text:span>Et s’il se tient, silencieux, devant la mer,</text:p>
        <text:p text:style-name="_3c_l_3e_">C’est encore qu’il a, pour notre exemple, offert</text:p>
        <text:p text:style-name="_3c_l_3e_">Au vent du large un peu de cendres.</text:p>
        <text:p text:style-name="_3c_l_3e_">Tout ce qui lui restait d’un faible cœur de chair.</text:p>
        <text:p text:style-name="_3c_l_3e_"/>
        <text:p text:style-name="_3c_l_3e_">Qu’ainsi chacun sache répandre</text:p>
        <text:p text:style-name="_3c_l_3e_">Loin de son cœur l’impure et lourde cendre</text:p>
        <text:p text:style-name="_3c_l_3e_">Des Titans foudroyés.</text:p>
        <text:p text:style-name="_3c_l_3e_"/>
        <text:p text:style-name="_3c_l_3e_">Et dans la paix et le silence</text:p>
        <text:p text:style-name="_3c_l_3e_">Qu’ainsi chacun reforme avec piété</text:p>
        <text:p text:style-name="_3c_l_3e_">Une harmonieuse substance</text:p>
        <text:p text:style-name="_3c_l_3e_">Autour d’un cœur purifié.</text:p>
        <text:p text:style-name="_3c_l_3e_"/>
        <text:h text:style-name="Heading_20_3" text:outline-level="3">15.<text:line-break/>Orphée purifié</text:h>
        <text:p text:style-name="_3c_l_3e_"><text:span text:style-name="_3c_pb_3e_">[37]</text:span>Cœur pur. Il n’a plus rien à donner que sa lyre.</text:p>
        <text:p text:style-name="_3c_l_3e_">Mais c’est là le dépôt sacré,</text:p>
        <text:p text:style-name="_3c_l_3e_">La clef du monde aux intervalles mesurés,</text:p>
        <text:p text:style-name="_3c_l_3e_">Qu’il ne faut pas livrer</text:p>
        <text:p text:style-name="_3c_l_3e_">Au délire.</text:p>
        <text:p text:style-name="_3c_l_3e_"/>
        <text:p text:style-name="_3c_l_3e_">Orphée est en paix. Le chant attendu</text:p>
        <text:p text:style-name="_3c_l_3e_">Peut s’élever ; le cœur du poète s’est tu.</text:p>
        <text:p text:style-name="_3c_l_3e_">On n’entend plus</text:p>
        <text:p text:style-name="_3c_l_3e_">Que le vent dans l’espace</text:p>
        <text:p text:style-name="_3c_l_3e_">Et le bruit de la mer sur les rochers de Thrace.</text:p>
        <text:p text:style-name="_3c_l_3e_"/>
        <text:h text:style-name="Heading_20_3" text:outline-level="3">16.<text:line-break/>L’Attente des ménades</text:h>
        <text:p text:style-name="_3c_l_3e_"><text:span text:style-name="_3c_pb_3e_">[39]</text:span>Les ménades, par les forêts,</text:p>
        <text:p text:style-name="_3c_l_3e_">Courent avec des cris d’ivresse.</text:p>
        <text:p text:style-name="_3c_l_3e_">Oïoh ! Ho ! leurs appels de sommet en sommet</text:p>
        <text:p text:style-name="_3c_l_3e_">Se répondent sans fin ; mais aussitôt renaissent.</text:p>
        <text:p text:style-name="_3c_l_3e_">Insatisfaits.</text:p>
        <text:p text:style-name="_3c_l_3e_">Elles souffrent, Orphée.</text:p>
        <text:p text:style-name="_3c_l_3e_">Elles se frappent, assoiffées</text:p>
        <text:p text:style-name="_3c_l_3e_"><text:soft-page-break/>De paroles et de secrets.</text:p>
        <text:p text:style-name="_3c_l_3e_">Leur chœur épars attend le coryphée ;</text:p>
        <text:p text:style-name="_3c_l_3e_">Leurs poings sanglants attendent le trophée</text:p>
        <text:p text:style-name="_3c_l_3e_">Et la coupe où luira le vin pur de l’Abstrait.</text:p>
        <text:p text:style-name="_3c_l_3e_"/>
        <text:p text:style-name="_3c_l_3e_">Les ménades ont soif du sang pur de l’Abstrait.</text:p>
        <text:p text:style-name="_3c_l_3e_">Quand chanterons-nous ton poème, Orphée ?</text:p>
        <text:p text:style-name="_3c_l_3e_"/>
        <text:h text:style-name="Heading_20_2" text:outline-level="2">Chant II<text:line-break/>La Sérénité d’Orphée</text:h>
        <text:h text:style-name="Heading_20_3" text:outline-level="3">17.<text:line-break/>Les Mortes autour d’Orphée</text:h>
        <text:p text:style-name="_3c_l_3e_"><text:span text:style-name="_3c_pb_3e_">[43]</text:span>Ton chant est doux, Souvenir apaisé.</text:p>
        <text:p text:style-name="_3c_l_3e_">Le Silence veillant, le cœur a reposé.</text:p>
        <text:p text:style-name="_3c_l_3e_"/>
        <text:p text:style-name="_3c_l_3e_">La morte n’est pas morte.</text:p>
        <text:p text:style-name="_3c_l_3e_">Aucune des mortes n’est morte.</text:p>
        <text:p text:style-name="_3c_l_3e_">Les mains du Souvenir sont fortes ;</text:p>
        <text:p text:style-name="_3c_l_3e_">L’une tient le poète et l’autre tient les mortes.</text:p>
        <text:p text:style-name="_3c_l_3e_"/>
        <text:p text:style-name="_3c_l_3e_">Personne ici n’est mort</text:p>
        <text:p text:style-name="_3c_l_3e_">Que tous ceux qui sont morts.</text:p>
        <text:p text:style-name="_3c_l_3e_">Les vivants ne sont que des corps</text:p>
        <text:p text:style-name="_3c_l_3e_">Dociles, poursuivant l’effort têtu des morts.</text:p>
        <text:p text:style-name="_3c_l_3e_"><text:span text:style-name="_3c_pb_3e_">[44]</text:span>Les morts autour de nous sont de la vie.</text:p>
        <text:p text:style-name="_3c_l_3e_">Et saisie et rendue il n’y a qu’une vie</text:p>
        <text:p text:style-name="_3c_l_3e_">Comme il n’y a qu’un fil de temps qui lie</text:p>
        <text:p text:style-name="_3c_l_3e_">Les siècles morts à la minute en vie.</text:p>
        <text:p text:style-name="_3c_l_3e_"/>
        <text:p text:style-name="_3c_l_3e_">Tes mortes sont auprès de toi.</text:p>
        <text:p text:style-name="_3c_l_3e_">Leur chant est doux. Le Souvenir donne sa voix</text:p>
        <text:p text:style-name="_3c_l_3e_">À ces mortes autour de toi.</text:p>
        <text:p text:style-name="_3c_l_3e_"/>
        <text:p text:style-name="_3c_l_3e_">Ah ! que de vie, Orphée, autour de toi.</text:p>
        <text:p text:style-name="_3c_l_3e_"/>
        <text:h text:style-name="Heading_20_3" text:outline-level="3">18.<text:line-break/>Douceur des mortes</text:h>
        <text:p text:style-name="_3c_l_3e_"><text:span text:style-name="_3c_pb_3e_">[45]</text:span>Toute cette mort vivante, fluide.</text:p>
        <text:p text:style-name="_3c_l_3e_">T’enfante sans fin, t’apaise, te guide.</text:p>
        <text:p text:style-name="_3c_l_3e_">Toute cette vie, amoureusement,</text:p>
        <text:p text:style-name="_3c_l_3e_">Obéit à ton chant !</text:p>
        <text:p text:style-name="_3c_l_3e_"/>
        <text:p text:style-name="_3c_l_3e_">Sérénité. Toutes tes heures</text:p>
        <text:p text:style-name="_3c_l_3e_">T’entourent, demeurent.</text:p>
        <text:p text:style-name="_3c_l_3e_">Chère guirlande inoubliée : efforts,</text:p>
        <text:p text:style-name="_3c_l_3e_">Silences dorés, parfum des remords ;</text:p>
        <text:p text:style-name="_3c_l_3e_">Fragile guirlande que porte</text:p>
        <text:p text:style-name="_3c_l_3e_"><text:soft-page-break/>Le long cortège de tes morts,</text:p>
        <text:p text:style-name="_3c_l_3e_">Des si présentes mortes.</text:p>
        <text:p text:style-name="_3c_l_3e_">De tes chers amis morts ;</text:p>
        <text:p text:style-name="_3c_l_3e_"><text:span text:style-name="_3c_pb_3e_">[46]</text:span>Toi tout entier, années et paysages.</text:p>
        <text:p text:style-name="_3c_l_3e_">Tout toi-même dans leurs visages.</text:p>
        <text:p text:style-name="_3c_l_3e_">Ah ! souriant aux ombres, ton visage</text:p>
        <text:p text:style-name="_3c_l_3e_">– <text:span text:style-name="T3">Sérénité</text:span> – rayonne de douceur.</text:p>
        <text:p text:style-name="_3c_l_3e_"/>
        <text:p text:style-name="_3c_l_3e_">Tout ce qui a touché ton cœur</text:p>
        <text:p text:style-name="_3c_l_3e_">Lui reste infini de douceur.</text:p>
        <text:p text:style-name="_3c_l_3e_"/>
        <text:h text:style-name="Heading_20_3" text:outline-level="3">19<text:line-break/>Le Spectacle hors du cœur</text:h>
        <text:p text:style-name="_3c_l_3e_"><text:span text:style-name="_3c_pb_3e_">[47]</text:span>Mortes, mortes, baisers suprêmes…</text:p>
        <text:p text:style-name="_3c_l_3e_">Mais n’aimeras-tu point au-delà de toi-même ?</text:p>
        <text:p text:style-name="_3c_l_3e_"/>
        <text:p text:style-name="_3c_l_3e_">Maintenant, tu es nu,</text:p>
        <text:p text:style-name="_3c_l_3e_">Nécromant de l’amour perdu, resteras-tu</text:p>
        <text:p text:style-name="_3c_l_3e_">Seulement quelqu’un qui a survécu ?</text:p>
        <text:p text:style-name="_3c_l_3e_"/>
        <text:p text:style-name="_3c_l_3e_">Mortes, mortes, baisers suprêmes…</text:p>
        <text:p text:style-name="_3c_l_3e_"/>
        <text:p text:style-name="_3c_l_3e_">Tu n’avais que ton cœur et l’as sacrifié,</text:p>
        <text:p text:style-name="_3c_l_3e_">pur, purifié, mais pauvre, dépouillé,</text:p>
        <text:p text:style-name="_3c_l_3e_">Et tu meurs de ta pauvreté. <text:span text:style-name="T3">Hors de toi-même !</text:span></text:p>
        <text:p text:style-name="_3c_l_3e_"/>
        <text:p text:style-name="_3c_l_3e_">Mortes, baisers suprêmes, baisers froids…</text:p>
        <text:p text:style-name="_3c_l_3e_"><text:span text:style-name="_3c_pb_3e_">[48]</text:span>Regarde le spectacle au-delà de toi-même ;</text:p>
        <text:p text:style-name="_3c_l_3e_">Il n’y a plus rien à aimer en toi.</text:p>
        <text:p text:style-name="_3c_l_3e_"/>
        <text:p text:style-name="_3c_l_3e_">Monde, vivant poème ;</text:p>
        <text:p text:style-name="_3c_l_3e_">Air vif, monde clair ;</text:p>
        <text:p text:style-name="_3c_l_3e_">Musique du monde ;</text:p>
        <text:p text:style-name="_3c_l_3e_">C’est de cela qu’il faut pleurer. Grand chant du monde ;</text:p>
        <text:p text:style-name="_3c_l_3e_">C’est cela qui féconde.</text:p>
        <text:p text:style-name="_3c_l_3e_">Danse des univers</text:p>
        <text:p text:style-name="_3c_l_3e_">Sur toi, au ciel de Thrace.</text:p>
        <text:p text:style-name="_3c_l_3e_">Saltation des rythmes dans l’espace.</text:p>
        <text:p text:style-name="_3c_l_3e_">Entrechoc dansant des vagues. Et Mer,</text:p>
        <text:p text:style-name="_3c_l_3e_">Chant de la mer, horizon de la mer. </text:p>
        <text:p text:style-name="_3c_l_3e_">Plénitude. Air vif. Monde clair.</text:p>
        <text:p text:style-name="_3c_l_3e_"/>
        <text:p text:style-name="_3c_l_3e_">Ah ! sont-ce d’autres pleurs, maintenant, sur ta face ? </text:p>
        <text:p text:style-name="_3c_l_3e_"/>
        <text:h text:style-name="Heading_20_3" text:outline-level="3">20.<text:line-break/>Le Rythme fraternel</text:h>
        <text:p text:style-name="_3c_l_3e_"><text:span text:style-name="_3c_pb_3e_">[49]</text:span>Et dis, en toi. quel rythme fraternel ?</text:p>
        <text:p text:style-name="_3c_l_3e_">Écoute, en toi, l’unisson des appels.</text:p>
        <text:p text:style-name="_3c_l_3e_">Oh ! fraternité du poète</text:p>
        <text:p text:style-name="_3c_l_3e_"><text:soft-page-break/>Et des vivants de la terre et du ciel.</text:p>
        <text:p text:style-name="_3c_l_3e_">Battements fraternels :</text:p>
        <text:p text:style-name="_3c_l_3e_">Rythme de ton cœur ; rythme universel</text:p>
        <text:p text:style-name="_3c_l_3e_">Et rythme dansant des hommes en fête.</text:p>
        <text:p text:style-name="_3c_l_3e_">Fraternité. Ô cœur fraternel du poète.</text:p>
        <text:p text:style-name="_3c_l_3e_"/>
        <text:p text:style-name="_3c_l_3e_">Fraternelle ferveur</text:p>
        <text:p text:style-name="_3c_l_3e_">En qui toute harmonie</text:p>
        <text:p text:style-name="_3c_l_3e_"><text:span text:style-name="_3c_pb_3e_">[50]</text:span>Renaît et communie.</text:p>
        <text:p text:style-name="_3c_l_3e_">Cœur où toute harmonie</text:p>
        <text:p text:style-name="_3c_l_3e_">Trouve sa corde et vibre et communie</text:p>
        <text:p text:style-name="_3c_l_3e_">Avec les ronflements de la danse infinie.</text:p>
        <text:p text:style-name="_3c_l_3e_"/>
        <text:p text:style-name="_3c_l_3e_">Ô Dorien, laisse faire ton cœur.</text:p>
        <text:p text:style-name="_3c_l_3e_"/>
        <text:h text:style-name="Heading_20_3" text:outline-level="3">21.<text:line-break/>Cœur retrouvé</text:h>
        <text:p text:style-name="_3c_l_3e_"><text:span text:style-name="_3c_pb_3e_">[51]</text:span>Trouver la paix. Trouver le sage asile…</text:p>
        <text:p text:style-name="_3c_l_3e_">Ah ! puisque tu n’es plus que froide ombre stérile,</text:p>
        <text:p text:style-name="_3c_l_3e_">Solitude, sortir de ton ombre stérile.</text:p>
        <text:p text:style-name="_3c_l_3e_">Retrouver son cœur, qui se reconnaît.</text:p>
        <text:p text:style-name="_3c_l_3e_">Oh ! retrouver des liens pour son cœur, qui renaît.</text:p>
        <text:p text:style-name="_3c_l_3e_">Ô Cœur perdu, te rassembler ; te garder prêt ;</text:p>
        <text:p text:style-name="_3c_l_3e_">Trouver la paix. Et puis, donner la paix.</text:p>
        <text:p text:style-name="_3c_l_3e_">Orphée, ô constructeur de villes.</text:p>
        <text:p text:style-name="_3c_l_3e_">Donner la paix, entr’ouvrir un asile</text:p>
        <text:p text:style-name="_3c_l_3e_">À ces errants cœurs imparfaits.</text:p>
        <text:p text:style-name="_3c_l_3e_"/>
        <text:h text:style-name="Heading_20_3" text:outline-level="3">22.<text:line-break/>La Nouvelle alliance</text:h>
        <text:p text:style-name="_3c_l_3e_"><text:span text:style-name="_3c_pb_3e_">[53]</text:span>Orphée, admettre l’homme et refaire alliance.</text:p>
        <text:p text:style-name="_3c_l_3e_">Trouver enfin sa propre ressemblance</text:p>
        <text:p text:style-name="_3c_l_3e_">Sur les muets visages de souffrance.</text:p>
        <text:p text:style-name="_3c_l_3e_">Se rapprocher, par sa faiblesse et sa souffrance,</text:p>
        <text:p text:style-name="_3c_l_3e_">Et souhaiter aux passants le bonjour,</text:p>
        <text:p text:style-name="_3c_l_3e_">Ô maître du cœur des bêtes sauvages !</text:p>
        <text:p text:style-name="_3c_l_3e_">Retrouver de l’amour,</text:p>
        <text:p text:style-name="_3c_l_3e_">Mettre sa part dans l’offrande d’amour,</text:p>
        <text:p text:style-name="_3c_l_3e_">Donner ses mains à la ronde d’amour,</text:p>
        <text:p text:style-name="_3c_l_3e_">Se donner enfin, Orphée, à l’amour.</text:p>
        <text:p text:style-name="_3c_l_3e_">Entre ces poings disjoints, pesants, prêts à l’outrage,</text:p>
        <text:p text:style-name="_3c_l_3e_">Créer l’harmonie de l’amour.</text:p>
        <text:p text:style-name="_3c_l_3e_"/>
        <text:h text:style-name="Heading_20_3" text:outline-level="3">23.<text:line-break/>Le Don clairvoyant</text:h>
        <text:p text:style-name="_3c_l_3e_"><text:span text:style-name="_3c_pb_3e_">[55]</text:span>Ô clairvoyant, vision belle et claire…</text:p>
        <text:p text:style-name="_3c_l_3e_"/>
        <text:p text:style-name="_3c_l_3e_"><text:soft-page-break/>Toi qui soupesas la pierre des cœurs,</text:p>
        <text:p text:style-name="_3c_l_3e_">La faire battre au rythme créateur.</text:p>
        <text:p text:style-name="_3c_l_3e_">La faire vivre enfin, lui rendre une ferveur</text:p>
        <text:p text:style-name="_3c_l_3e_">Et lier la pierre à la pierre.</text:p>
        <text:p text:style-name="_3c_l_3e_">Clairvoyant, animer de ton âme ces pierres</text:p>
        <text:p text:style-name="_3c_l_3e_">Qui forment le collier vivant</text:p>
        <text:p text:style-name="_3c_l_3e_">Du monde et se renvoient son sang</text:p>
        <text:p text:style-name="_3c_l_3e_">D’âge en âge… Perpétuel collier vivant</text:p>
        <text:p text:style-name="_3c_l_3e_">Qui lie autour du temps et de la terre</text:p>
        <text:p text:style-name="_3c_l_3e_">La ronde des douleurs et de l’espoir dansant,</text:p>
        <text:p text:style-name="_3c_l_3e_">Et de l’espoir naissant.</text:p>
        <text:p text:style-name="_3c_l_3e_"><text:span text:style-name="_3c_pb_3e_">[56]</text:span>Que tu sois tout donné à la tâche reçue,</text:p>
        <text:p text:style-name="_3c_l_3e_">Il le faut bien ; et tout voué au lourd labour</text:p>
        <text:p text:style-name="_3c_l_3e_">Il le faut bien, puisque tels sont le doux et lourd</text:p>
        <text:p text:style-name="_3c_l_3e_">Labeur d’Orphée et sa souffrance élue –</text:p>
        <text:p text:style-name="_3c_l_3e_">Puisqu’il faut forcer sa foi détendue</text:p>
        <text:p text:style-name="_3c_l_3e_">Pour féconder son cœur et fleurir en amour.</text:p>
        <text:p text:style-name="_3c_l_3e_"/>
        <text:p text:style-name="_3c_l_3e_">Orphée, ah ! sois tout amour</text:p>
        <text:p text:style-name="_3c_l_3e_">Puisqu’Eurydice est perdue.</text:p>
        <text:p text:style-name="_3c_l_3e_"/>
        <text:h text:style-name="Heading_20_2" text:outline-level="2">Chant III<text:line-break/>La Lyre d’Orphée</text:h>
        <text:h text:style-name="Heading_20_3" text:outline-level="3">24.<text:line-break/>Orphée à la voix juste</text:h>
        <text:p text:style-name="_3c_l_3e_"><text:span text:style-name="_3c_pb_3e_">[59]</text:span>Tu es l’homme à la voix juste.</text:p>
        <text:p text:style-name="_3c_l_3e_">Infaillible voix</text:p>
        <text:p text:style-name="_3c_l_3e_">Que suivent couronnés de myrtes les poètes</text:p>
        <text:p text:style-name="_3c_l_3e_">Et les blancs prêtres-prophètes</text:p>
        <text:p text:style-name="_3c_l_3e_">Et les danseuses parfaites.</text:p>
        <text:p text:style-name="_3c_l_3e_">Maître, et ta lyre parfaite</text:p>
        <text:p text:style-name="_3c_l_3e_">Sachant obéir à ta voix.</text:p>
        <text:p text:style-name="_3c_l_3e_">Tu l’accordes selon les lois</text:p>
        <text:p text:style-name="_3c_l_3e_">Qui sagement gouvernent l’ordonnance</text:p>
        <text:p text:style-name="_3c_l_3e_">Mystique des cités, l’ordre des douze mois</text:p>
        <text:p text:style-name="_3c_l_3e_">Et l’harmonieuse cadence</text:p>
        <text:p text:style-name="_3c_l_3e_">Des sphères, et des chants divins, et de la danse.</text:p>
        <text:p text:style-name="_3c_l_3e_"/>
        <text:p text:style-name="_3c_l_3e_">Puissante donc comme ces lois </text:p>
        <text:p text:style-name="_3c_l_3e_">Se mesure, selon ton cœur, ta juste voix.</text:p>
        <text:p text:style-name="_3c_l_3e_"/>
        <text:h text:style-name="Heading_20_3" text:outline-level="3">25.<text:line-break/>La Lyre, la harpe</text:h>
        <text:p text:style-name="_3c_l_3e_"><text:span text:style-name="_3c_pb_3e_">[61]</text:span>Lyre : sept cordes se répondent.</text:p>
        <text:p text:style-name="_3c_l_3e_">Sept pouvoirs sur sept mondes.</text:p>
        <text:p text:style-name="_3c_l_3e_">Mais sur la harpe gronde</text:p>
        <text:p text:style-name="_3c_l_3e_"/>
        <text:p text:style-name="_3c_l_3e_"><text:soft-page-break/>Un chant plus vaste et plus vivant.</text:p>
        <text:p text:style-name="_3c_l_3e_"/>
        <text:p text:style-name="_3c_l_3e_">Par les vertus des sept sons de la lyre</text:p>
        <text:p text:style-name="_3c_l_3e_">Le poète, chantant,</text:p>
        <text:p text:style-name="_3c_l_3e_">Voit les murailles se construire.</text:p>
        <text:p text:style-name="_3c_l_3e_"/>
        <text:p text:style-name="_3c_l_3e_">Mais sur la harpe au chant mouvant</text:p>
        <text:p text:style-name="_3c_l_3e_">Toute son âme au-delà des sept notes</text:p>
        <text:p text:style-name="_3c_l_3e_">Rêve pour elle-même, et rugit, ou sanglote.</text:p>
        <text:p text:style-name="_3c_l_3e_"/>
        <text:p text:style-name="_3c_l_3e_">Quelle règle ? Quelle couleur de l’Océan ?</text:p>
        <text:p text:style-name="_3c_l_3e_">Écoute les sons se répandre</text:p>
        <text:p text:style-name="_3c_l_3e_"><text:span text:style-name="_3c_pb_3e_">[62]</text:span>Largement, au rythme du vent.</text:p>
        <text:p text:style-name="_3c_l_3e_">C’est toute l’âme avec ses flots et ses méandres,</text:p>
        <text:p text:style-name="_3c_l_3e_">Toute la harpe, tout le chant</text:p>
        <text:p text:style-name="_3c_l_3e_">Que le Barbare veut entendre.</text:p>
        <text:p text:style-name="_3c_l_3e_"/>
        <text:h text:style-name="Heading_20_3" text:outline-level="3">26.<text:line-break/>L’Eau mêlée au vin</text:h>
        <text:p text:style-name="_3c_l_3e_"><text:span text:style-name="_3c_pb_3e_">[63]</text:span>Que la Fable soit le sourire peint</text:p>
        <text:p text:style-name="_3c_l_3e_">Qui masque la pensée austère.</text:p>
        <text:p text:style-name="_3c_l_3e_"/>
        <text:p text:style-name="_3c_l_3e_">Un jour, Orphée, on nommera tes chants <text:span text:style-name="T4">Cratères</text:span>,</text:p>
        <text:p text:style-name="_3c_l_3e_">Comme ces vases où l’eau claire</text:p>
        <text:p text:style-name="_3c_l_3e_">Est mêlée au vin.</text:p>
        <text:p text:style-name="_3c_l_3e_"/>
        <text:p text:style-name="_3c_l_3e_">Eau des sources, légère,</text:p>
        <text:p text:style-name="_3c_l_3e_">Qu’animent la profonde et vivante lumière</text:p>
        <text:p text:style-name="_3c_l_3e_">Les rythmes éternels et simples de la terre.</text:p>
        <text:p text:style-name="_3c_l_3e_">Tu n’y mêles qu’un peu de vin,</text:p>
        <text:p text:style-name="_3c_l_3e_"><text:span text:style-name="_3c_pb_3e_">[64]</text:span>Qu’un peu du vin brûlant, lourd des secrets divins</text:p>
        <text:p text:style-name="_3c_l_3e_">Conquis par la sauvage audace de l’humain.</text:p>
        <text:p text:style-name="_3c_l_3e_"/>
        <text:p text:style-name="_3c_l_3e_">Le feu pur de ton vin dessécherait les bouches.</text:p>
        <text:p text:style-name="_3c_l_3e_"/>
        <text:p text:style-name="_3c_l_3e_">Le vin fermente en toi, farouche,</text:p>
        <text:p text:style-name="_3c_l_3e_">Lourd de secrets et de fureurs.</text:p>
        <text:p text:style-name="_3c_l_3e_"/>
        <text:p text:style-name="_3c_l_3e_">Vois se pencher la soif horrible des bacchantes</text:p>
        <text:p text:style-name="_3c_l_3e_">Vers ton cœur douloureux où le vin pur fermente.</text:p>
        <text:p text:style-name="_3c_l_3e_">Les hommes ne sont faits que pour la douce eau lente,</text:p>
        <text:p text:style-name="_3c_l_3e_">L’eau régulière, sans couleur,</text:p>
        <text:p text:style-name="_3c_l_3e_">L’eau qui tient dans leurs pots, l’eau lente.</text:p>
        <text:p text:style-name="_3c_l_3e_">Orphée, il faut oser leur enseigner le vin</text:p>
        <text:p text:style-name="_3c_l_3e_">Lourd de fureur humaine et de secrets divins.</text:p>
        <text:p text:style-name="_3c_l_3e_"/>
        <text:h text:style-name="Heading_20_3" text:outline-level="3">27<text:line-break/>Orphée hors de la cité</text:h>
        <text:p text:style-name="_3c_l_3e_"><text:span text:style-name="_3c_pb_3e_">[65]</text:span>Mais c’est chacun de nous qui doit faire âme neuve.</text:p>
        <text:p text:style-name="_3c_l_3e_"><text:soft-page-break/>Et la foule ? Regarde… Ayant initié</text:p>
        <text:p text:style-name="_3c_l_3e_">Sans épreuves,</text:p>
        <text:p text:style-name="_3c_l_3e_">Tu dois mourir. La foule attend que, châtié.</text:p>
        <text:p text:style-name="_3c_l_3e_">L’homme prométhéen tombe enfin, foudroyé.</text:p>
        <text:p text:style-name="_3c_l_3e_"/>
        <text:p text:style-name="_3c_l_3e_">Marqués d’infamie.</text:p>
        <text:p text:style-name="_3c_l_3e_">Tes disciples sont rejetés</text:p>
        <text:p text:style-name="_3c_l_3e_">Hors du temple et de la cité</text:p>
        <text:p text:style-name="_3c_l_3e_">Et la foule est ton ennemie.</text:p>
        <text:p text:style-name="_3c_l_3e_"/>
        <text:p text:style-name="_3c_l_3e_">Il faut l’aimer, Orphée, et donner ton génie.</text:p>
        <text:p text:style-name="_3c_l_3e_">Et, sans voir, donner ton génie.</text:p>
        <text:p text:style-name="_3c_l_3e_"/>
        <text:h text:style-name="Heading_20_3" text:outline-level="3">28.<text:line-break/>La Lyre et les hommes</text:h>
        <text:p text:style-name="_3c_l_3e_"><text:span text:style-name="_3c_pb_3e_">[67]</text:span>Arrachée à l’arbre fleuri,</text:p>
        <text:p text:style-name="_3c_l_3e_">La fleur que plus rien ne nourrit</text:p>
        <text:p text:style-name="_3c_l_3e_">Voit la faiblesse de sa tige</text:p>
        <text:p text:style-name="_3c_l_3e_">Abaisser son hautain prestige.</text:p>
        <text:p text:style-name="_3c_l_3e_"/>
        <text:p text:style-name="_3c_l_3e_">Qui se veut clore en soi ne sera pas nourri</text:p>
        <text:p text:style-name="_3c_l_3e_">Comme un cœur que les cœurs abreuvent d’eau profonde.</text:p>
        <text:p text:style-name="_3c_l_3e_"/>
        <text:p text:style-name="_3c_l_3e_">Orphée, ah ! ne soit point le dieu hautain proscrit</text:p>
        <text:p text:style-name="_3c_l_3e_">De la communion des puissances fécondes,</text:p>
        <text:p text:style-name="_3c_l_3e_"/>
        <text:p text:style-name="_3c_l_3e_">Que l’homme en toi sur les hommes se fonde.</text:p>
        <text:p text:style-name="_3c_l_3e_">Ouvre ton cœur au sang des hommes et du monde.</text:p>
        <text:p text:style-name="_3c_l_3e_">Ouvre. Et ton cœur sera nourri.</text:p>
        <text:p text:style-name="_3c_l_3e_"/>
        <text:h text:style-name="Heading_20_3" text:outline-level="3">29.<text:line-break/>La Statue gainée</text:h>
        <text:p text:style-name="_3c_l_3e_"><text:span text:style-name="_3c_pb_3e_">[69]</text:span>Les âges,</text:p>
        <text:p text:style-name="_3c_l_3e_">Longue chaîne où les vivants</text:p>
        <text:p text:style-name="_3c_l_3e_">Traînent les morts et leurs défunts mirages.</text:p>
        <text:p text:style-name="_3c_l_3e_">La lyre conduira les âges.</text:p>
        <text:p text:style-name="_3c_l_3e_">Chacun des temps la nourrissant.</text:p>
        <text:p text:style-name="_3c_l_3e_">Elle crée à chacun son verbe et son image.</text:p>
        <text:p text:style-name="_3c_l_3e_">Qu’un âge meure, elle a formé d’autres visages ;</text:p>
        <text:p text:style-name="_3c_l_3e_">Elle chante aux nouveaux élus le chant suivant.</text:p>
        <text:p text:style-name="_3c_l_3e_">Et d’espoir en espoir, de langage en langage.</text:p>
        <text:p text:style-name="_3c_l_3e_">Le dieu gainé s’éveille et déchire ses liens.</text:p>
        <text:p text:style-name="_3c_l_3e_"/>
        <text:p text:style-name="_3c_l_3e_">Portant déjà le chant des hommes de demain,</text:p>
        <text:p text:style-name="_3c_l_3e_">Le Poète leur appartient,</text:p>
        <text:p text:style-name="_3c_l_3e_"/>
        <text:h text:style-name="Heading_20_3" text:outline-level="3"><text:soft-page-break/>30.<text:line-break/>Les chercheurs de fables</text:h>
        <text:p text:style-name="_3c_l_3e_"><text:span text:style-name="_3c_pb_3e_">[71]</text:span>Pour éveiller en nous le besoin de connaître,</text:p>
        <text:p text:style-name="_3c_l_3e_">Quelles fables sais-tu conter ?</text:p>
        <text:p text:style-name="_3c_l_3e_"/>
        <text:p text:style-name="_3c_l_3e_">Que des voiles brodés drapent ta vérité.</text:p>
        <text:p text:style-name="_3c_l_3e_">Conte, Orphée, et dis-nous ta patrie et tes maîtres ;</text:p>
        <text:p text:style-name="_3c_l_3e_">De quels dieux naquirent tes dieux ;</text:p>
        <text:p text:style-name="_3c_l_3e_">Sous quels aspects changeants l’on doit naître et renaître</text:p>
        <text:p text:style-name="_3c_l_3e_">Dans les combats où s’équilibrent les douze Êtres,</text:p>
        <text:p text:style-name="_3c_l_3e_">Auquel des Douze vont tes vœux</text:p>
        <text:p text:style-name="_3c_l_3e_">Et de quel préférable dieu</text:p>
        <text:p text:style-name="_3c_l_3e_">Tu veux que nous servions les prêtres.</text:p>
        <text:p text:style-name="_3c_l_3e_"/>
        <text:h text:style-name="Heading_20_3" text:outline-level="3">31.<text:line-break/>Orphée le Thrace blond</text:h>
        <text:p text:style-name="_3c_l_3e_"><text:span text:style-name="_3c_pb_3e_">[73]</text:span>Orphée, assis au pied du saule, vous répond.</text:p>
        <text:p text:style-name="_3c_l_3e_">Il sait que vous craignez la sagesse implacable,</text:p>
        <text:p text:style-name="_3c_l_3e_">La nudité pâle de la raison ;</text:p>
        <text:p text:style-name="_3c_l_3e_">Il vous dira toutes ses fables.</text:p>
        <text:p text:style-name="_3c_l_3e_"/>
        <text:p text:style-name="_3c_l_3e_">Il est le Thrace blond.</text:p>
        <text:p text:style-name="_3c_l_3e_">Le fils de la Thrace sacrée,</text:p>
        <text:p text:style-name="_3c_l_3e_">Terre sauvage aux roches embrumées.</text:p>
        <text:p text:style-name="_3c_l_3e_">Les Hyperboréens, favoris d’Apollon,</text:p>
        <text:p text:style-name="_3c_l_3e_">Sont ses frères humains ; et ses mères divines</text:p>
        <text:p text:style-name="_3c_l_3e_">Sont Calliope et l’infernale Proserpine.</text:p>
        <text:p text:style-name="_3c_l_3e_">Son père est Zeus l’impérieux.</text:p>
        <text:p text:style-name="_3c_l_3e_"/>
        <text:p text:style-name="_3c_l_3e_">Car le Poète est fils de dieu</text:p>
        <text:p text:style-name="_3c_l_3e_">Et reprendra son rang de dieu.</text:p>
        <text:p text:style-name="_3c_l_3e_"/>
        <text:h text:style-name="Heading_20_3" text:outline-level="3">32.<text:line-break/>Orphée revenu des enfers</text:h>
        <text:p text:style-name="_3c_l_3e_"><text:span text:style-name="_3c_pb_3e_">[75]</text:span>Qui t’instruisit dans les divins symboles ?</text:p>
        <text:p text:style-name="_3c_l_3e_">Qui t’enseigna les secrets et les noms ?</text:p>
        <text:p text:style-name="_3c_l_3e_">Car le sage est celui qui redit les paroles… </text:p>
        <text:p text:style-name="_3c_l_3e_"/>
        <text:p text:style-name="_3c_l_3e_">Orphée, assis au pied du saule, vous répond :</text:p>
        <text:p text:style-name="_3c_l_3e_">Il a subi les épreuves, docile.</text:p>
        <text:p text:style-name="_3c_l_3e_">Aux rites crétois des Dactyles</text:p>
        <text:p text:style-name="_3c_l_3e_">Il n’a trouvé ni l’extase, ni la terreur.</text:p>
        <text:p text:style-name="_3c_l_3e_">Juste harmonie, il est descendu pour te suivre</text:p>
        <text:p text:style-name="_3c_l_3e_">Aux enfers divins des vieux livres.</text:p>
        <text:p text:style-name="_3c_l_3e_">Puis te cherchant encore, a médité, meilleur.</text:p>
        <text:p text:style-name="_3c_l_3e_">Dans la caverne obscure de son cœur.</text:p>
        <text:p text:style-name="_3c_l_3e_"/>
        <text:h text:style-name="Heading_20_3" text:outline-level="3"><text:soft-page-break/>33.<text:line-break/>Orphée et les disciples</text:h>
        <text:p text:style-name="_3c_l_3e_"><text:span text:style-name="_3c_pb_3e_">[77]</text:span>Qu’enseigne-t-il ? Quels mystérieux artifices ?</text:p>
        <text:p text:style-name="_3c_l_3e_"/>
        <text:p text:style-name="_3c_l_3e_">Ses disciples sont près de lui, vêtus de blanc.</text:p>
        <text:p text:style-name="_3c_l_3e_">Les Purs, les Saints, qui n’offrent point de sacrifice</text:p>
        <text:p text:style-name="_3c_l_3e_">Mais écoutent d’un cœur fervent,</text:p>
        <text:p text:style-name="_3c_l_3e_">Mais reçoivent d’un cœur fervent</text:p>
        <text:p text:style-name="_3c_l_3e_">Le paisible pollen des discours fécondants.</text:p>
        <text:p text:style-name="_3c_l_3e_">Et la sagesse en eux voit croître ses prémices.</text:p>
        <text:p text:style-name="_3c_l_3e_"/>
        <text:p text:style-name="_3c_l_3e_">À quoi bon des colliers de mots pétrifiés</text:p>
        <text:p text:style-name="_3c_l_3e_">Grain à grain reliés et vite éparpillés ?</text:p>
        <text:p text:style-name="_3c_l_3e_">Mémoire, grelot mort, et qui s’évertue…</text:p>
        <text:p text:style-name="_3c_l_3e_">Ils attendent purifiés,</text:p>
        <text:p text:style-name="_3c_l_3e_"><text:span text:style-name="_3c_pb_3e_">[78]</text:span>Nourris du pain sacré, dédiant la chair crue</text:p>
        <text:p text:style-name="_3c_l_3e_">Des taureaux, où revit Zagreus, le dieu qu’on tue.</text:p>
        <text:p text:style-name="_3c_l_3e_">Qu’apprennent-ils ? À rester éveillés,</text:p>
        <text:p text:style-name="_3c_l_3e_">À garder une âme légère,</text:p>
        <text:p text:style-name="_3c_l_3e_">En attendant qu’un jour leur cœur s’éclaire.</text:p>
        <text:p text:style-name="_3c_l_3e_"/>
        <text:h text:style-name="Heading_20_3" text:outline-level="3">34.<text:line-break/>Les Bateleurs</text:h>
        <text:p text:style-name="_3c_l_3e_"><text:span text:style-name="_3c_pb_3e_">[79]</text:span>La Pureté les clôt dans leur blancheur,</text:p>
        <text:p text:style-name="_3c_l_3e_">Les disciples fervents qu’on ignore et qu’on raille</text:p>
        <text:p text:style-name="_3c_l_3e_">Parce que, sous leur blanc manteau, des bateleurs</text:p>
        <text:p text:style-name="_3c_l_3e_">Vendent de faux secrets et d’impures médailles.</text:p>
        <text:p text:style-name="_3c_l_3e_"/>
        <text:h text:style-name="Heading_20_3" text:outline-level="3">35.<text:line-break/>Orphée au pied du saule</text:h>
        <text:p text:style-name="_3c_l_3e_"><text:span text:style-name="_3c_pb_3e_">[81]</text:span>Maître, en quels farouches décors</text:p>
        <text:p text:style-name="_3c_l_3e_">Déroules-tu, la nuit, l’ordre de tes mystères ?</text:p>
        <text:p text:style-name="_3c_l_3e_"/>
        <text:p text:style-name="_3c_l_3e_">Non. Point de lieu secret, de sanctuaire ;</text:p>
        <text:p text:style-name="_3c_l_3e_">Non plus, à la lueur des torches, de mystères</text:p>
        <text:p text:style-name="_3c_l_3e_">Simulant à grand bruit le cycle de la mort.</text:p>
        <text:p text:style-name="_3c_l_3e_">Qu’il suffise de méditer, et de se taire.</text:p>
        <text:p text:style-name="_3c_l_3e_"/>
        <text:p text:style-name="_3c_l_3e_">Assis sous le saule infernal</text:p>
        <text:p text:style-name="_3c_l_3e_">Du bois sacré de Proserpine,</text:p>
        <text:p text:style-name="_3c_l_3e_">Orphée explique les doctrines :</text:p>
        <text:p text:style-name="_3c_l_3e_">Comment l’Impur se mêle au Pur initial,</text:p>
        <text:p text:style-name="_3c_l_3e_">Comment Psyché renaît dans notre cri final.</text:p>
        <text:p text:style-name="_3c_l_3e_"><text:span text:style-name="_3c_pb_3e_">[82]</text:span>Homme d’un dieu, je ne veux pas que tu renies.</text:p>
        <text:p text:style-name="_3c_l_3e_">Que m’importe l’eau qui te purifie.</text:p>
        <text:p text:style-name="_3c_l_3e_">Pourvu qu’un lieu pur en toi s’édifie ?</text:p>
        <text:p text:style-name="_3c_l_3e_">Sous la majesté des théogonies.</text:p>
        <text:p text:style-name="_3c_l_3e_">Le vrai paraît, rose sourire offert</text:p>
        <text:p text:style-name="_3c_l_3e_"><text:soft-page-break/>Au sage attentif qui jamais ne nie.</text:p>
        <text:p text:style-name="_3c_l_3e_"/>
        <text:p text:style-name="_3c_l_3e_">Orphée est près du saule et son cœur est ouvert,</text:p>
        <text:p text:style-name="_3c_l_3e_">Ouvert à tout le vrai, ouvert</text:p>
        <text:p text:style-name="_3c_l_3e_">À l’ordre, la paix, l’harmonie.</text:p>
        <text:p text:style-name="_3c_l_3e_"/>
        <text:h text:style-name="Heading_20_2" text:outline-level="2">Chant IV<text:line-break/>Les Fables d’Orphée</text:h>
        <text:h text:style-name="Heading_20_3" text:outline-level="3">36.<text:line-break/>Une fable d’Orphée</text:h>
        <text:p text:style-name="_3c_l_3e_"><text:span text:style-name="_3c_pb_3e_">[85]</text:span>« Premièrement, le temps : moteur de l’Univers,</text:p>
        <text:p text:style-name="_3c_l_3e_">Créateur incréé, vibration qui fonde.</text:p>
        <text:p text:style-name="_3c_l_3e_">Naissent du Temps (ceux-ci) : le Chaos et l’Éther.</text:p>
        <text:p text:style-name="_3c_l_3e_">Du Chaos recevant l’Éther naît l’Œuf du Monde,</text:p>
        <text:p text:style-name="_3c_l_3e_">Et chaque point vivant est comme l’Œuf du Monde.</text:p>
        <text:p text:style-name="_3c_l_3e_">Se divisant, l’Œuf, le Cosmos,</text:p>
        <text:p text:style-name="_3c_l_3e_">Dégage le subtil, le Ciel, du lourd, la Terre.</text:p>
        <text:p text:style-name="_3c_l_3e_">Ainsi naît un domaine à la Déesse-Mère.</text:p>
        <text:p text:style-name="_3c_l_3e_">Mais le Démiurge est Éros. </text:p>
        <text:p text:style-name="_3c_l_3e_"/>
        <text:p text:style-name="_3c_l_3e_">Éros ! Il dispose avec harmonie</text:p>
        <text:p text:style-name="_3c_l_3e_">Sur la frondaison du grand chêne ailé</text:p>
        <text:p text:style-name="_3c_l_3e_">Le beau voile peint où sont révélés</text:p>
        <text:p text:style-name="_3c_l_3e_">L’abîme vert d’Ogen et la Terre fleurie. » </text:p>
        <text:p text:style-name="_3c_l_3e_"/>
        <text:h text:style-name="Heading_20_3" text:outline-level="3">37.<text:line-break/>Une fable d’Orphée</text:h>
        <text:p text:style-name="_3c_l_3e_"><text:span text:style-name="_3c_pb_3e_">[87]</text:span>Devant elle flottant et par elle porté</text:p>
        <text:p text:style-name="_3c_l_3e_">Un Péplos éternel couvre l’Humanité</text:p>
        <text:p text:style-name="_3c_l_3e_">Et la tient tissue en sa trame ; </text:p>
        <text:p text:style-name="_3c_l_3e_">Et chaque homme est un fil du grand peplos vivant,</text:p>
        <text:p text:style-name="_3c_l_3e_">Un battement léger du grand rythme mouvant.</text:p>
        <text:p text:style-name="_3c_l_3e_">Un reflet merveilleux de l’immortelle flamme</text:p>
        <text:p text:style-name="_3c_l_3e_">Par qui tout le peplos s’anime, cœur fervent,</text:p>
        <text:p text:style-name="_3c_l_3e_">Et brille de l’intime et haute ardeur de l’âme.</text:p>
        <text:p text:style-name="_3c_l_3e_"/>
        <text:p text:style-name="_3c_l_3e_">Ô grand Peplos humain, vivant,</text:p>
        <text:p text:style-name="_3c_l_3e_">Ô beau Peplos de feu vivant.</text:p>
        <text:p text:style-name="_3c_l_3e_"/>
        <text:h text:style-name="Heading_20_3" text:outline-level="3">37.<text:line-break/>Une fable d’Orphée : le passé meurtrier</text:h>
        <text:p text:style-name="_3c_l_3e_"><text:span text:style-name="_3c_pb_3e_">[89]</text:span>Les Titans, lourd passé grognant. Bondis, Jeunesse,</text:p>
        <text:p text:style-name="_3c_l_3e_">Et qu’ils s’écroulent sous ta foudre vengeresse.</text:p>
        <text:p text:style-name="_3c_l_3e_"/>
        <text:p text:style-name="_3c_l_3e_">Dans la caverne, mal veillé, dormait l’Enfant,</text:p>
        <text:p text:style-name="_3c_l_3e_">Le dieu qui doit payer son trône de son Sang.</text:p>
        <text:p text:style-name="_3c_l_3e_"><text:soft-page-break/>Ils ont déchiré le corps de l’Enfant,</text:p>
        <text:p text:style-name="_3c_l_3e_">Ils l’ont fait bouillir. Ils ont bu le Sang.</text:p>
        <text:p text:style-name="_3c_l_3e_">Mais le cœur leur échappe et le cœur de l’Enfant</text:p>
        <text:p text:style-name="_3c_l_3e_">Reforme sa substance immortelle et son Sang.</text:p>
        <text:p text:style-name="_3c_l_3e_">Roule la foudre et croulent les Titans.</text:p>
        <text:p text:style-name="_3c_l_3e_">Et l’homme est né des cendres des Titans.</text:p>
        <text:p text:style-name="_3c_l_3e_"><text:span text:style-name="_3c_pb_3e_">[90]</text:span>Cendres du lourd passé, où brille par parcelles</text:p>
        <text:p text:style-name="_3c_l_3e_">La substance du dieu, Dionysos enfant.</text:p>
        <text:p text:style-name="_3c_l_3e_">Ô dégage-toi, substance immortelle.</text:p>
        <text:p text:style-name="_3c_l_3e_">Cœur, échappe-toi. Renais, Dieu-Enfant.</text:p>
        <text:p text:style-name="_3c_l_3e_"/>
        <text:h text:style-name="Heading_20_3" text:outline-level="3">39<text:line-break/>Orphée explique</text:h>
        <text:p text:style-name="_3c_l_3e_"><text:span text:style-name="_3c_pb_3e_">[91]</text:span>Enseigne-nous. Que les mystères se dépouillent.</text:p>
        <text:p text:style-name="_3c_l_3e_"/>
        <text:p text:style-name="_3c_l_3e_">L’étrangère Psyché se désole et se souille</text:p>
        <text:p text:style-name="_3c_l_3e_">Dans notre corps depuis toujours souillé</text:p>
        <text:p text:style-name="_3c_l_3e_">Du lourd limon des Titans foudroyés.</text:p>
        <text:p text:style-name="_3c_l_3e_"/>
        <text:p text:style-name="_3c_l_3e_">Lave ton âme, sans attendre</text:p>
        <text:p text:style-name="_3c_l_3e_">De renaître à travers les douloureux méandres.</text:p>
        <text:p text:style-name="_3c_l_3e_">Ah ! lave-toi, pieusement, des lourdes cendres.</text:p>
        <text:p text:style-name="_3c_l_3e_"/>
        <text:p text:style-name="_3c_l_3e_">Fils des Titans et fils du dieu, purifie-toi.</text:p>
        <text:p text:style-name="_3c_l_3e_">Choisis ton père, et tends vers lui ton cœur. Haut. Droit.</text:p>
        <text:p text:style-name="_3c_l_3e_">Et jette tes démons à l’immonde. Nais. Sois.</text:p>
        <text:p text:style-name="_3c_l_3e_"/>
        <text:h text:style-name="Heading_20_3" text:outline-level="3">40.<text:line-break/>L’Épreuve pour l’harmonie</text:h>
        <text:p text:style-name="_3c_l_3e_"><text:span text:style-name="_3c_pb_3e_">[93]</text:span>Ô pacte harmonieux des êtres,</text:p>
        <text:p text:style-name="_3c_l_3e_"><text:span text:style-name="T3">Épreuve</text:span> ce désir que guide ton appel</text:p>
        <text:p text:style-name="_3c_l_3e_">Et qui s’égare et tombe avant de te connaître.</text:p>
        <text:p text:style-name="_3c_l_3e_"/>
        <text:p text:style-name="_3c_l_3e_">Ô pacte harmonieux des êtres,</text:p>
        <text:p text:style-name="_3c_l_3e_">Souffrirons-nous longtemps de ne pas te connaître ?</text:p>
        <text:p text:style-name="_3c_l_3e_"/>
        <text:p text:style-name="_3c_l_3e_">Amour équilibré, lien qui lie aux ancêtres,</text:p>
        <text:p text:style-name="_3c_l_3e_">Souffrirons-nous longtemps de ton obscur appel ?</text:p>
        <text:p text:style-name="_3c_l_3e_"/>
        <text:p text:style-name="_3c_l_3e_">Ô pacte harmonieux des êtres,</text:p>
        <text:p text:style-name="_3c_l_3e_">Une coupe épandue en l’honneur des ancêtres</text:p>
        <text:p text:style-name="_3c_l_3e_">Ne suffit pas pour que ton règne puisse naître.</text:p>
        <text:p text:style-name="_3c_l_3e_"><text:span text:style-name="_3c_pb_3e_">[94]</text:span>Une coupe épandue en l’honneur des ancêtres</text:p>
        <text:p text:style-name="_3c_l_3e_">Ne satisfait pas ton autel.</text:p>
        <text:p text:style-name="_3c_l_3e_"/>
        <text:p text:style-name="_3c_l_3e_">Il faut l’Ordre. Il faut l’Harmonie.</text:p>
        <text:p text:style-name="_3c_l_3e_"/>
        <text:p text:style-name="_3c_l_3e_">Até, qui nous aveugle et nous fait criminels,</text:p>
        <text:p text:style-name="_3c_l_3e_">Qu’elle ôte de nos yeux son bandeau de folie ;</text:p>
        <text:p text:style-name="_3c_l_3e_"><text:soft-page-break/>Horcos, divin serment, violé, qu’on expie,</text:p>
        <text:p text:style-name="_3c_l_3e_">Plutôt soutiens-nous, serment solennel.</text:p>
        <text:p text:style-name="_3c_l_3e_">Il faut l’Ordre. Il faut l’Harmonie.</text:p>
        <text:p text:style-name="_3c_l_3e_"/>
        <text:p text:style-name="_3c_l_3e_">Mais il faut, attendant que tu sois obéie.</text:p>
        <text:p text:style-name="_3c_l_3e_">Dans notre chaos te craindre, Harmonie.</text:p>
        <text:p text:style-name="_3c_l_3e_">Et lourds, et grossiers, il faut qu’on expie</text:p>
        <text:p text:style-name="_3c_l_3e_">Le malheur d’ignorer ton spectre fraternel</text:p>
        <text:p text:style-name="_3c_l_3e_">Dont le rythme parfait convie</text:p>
        <text:p text:style-name="_3c_l_3e_">À chanter les grands chants du ciel.</text:p>
        <text:p text:style-name="_3c_l_3e_"/>
        <text:p text:style-name="_3c_l_3e_">Dis, auras-tu toujours besoin des Érinnyes ?</text:p>
        <text:p text:style-name="_3c_l_3e_"/>
        <text:p text:style-name="_3c_l_3e_">La faute au criminel se lie.</text:p>
        <text:p text:style-name="_3c_l_3e_">Le fouet des Gardiennes châtie</text:p>
        <text:p text:style-name="_3c_l_3e_">Le parjure, parjure au pacte d’harmonie.</text:p>
        <text:p text:style-name="_3c_l_3e_"/>
        <text:p text:style-name="_3c_l_3e_">Les ongles de fer des Harpies.</text:p>
        <text:p text:style-name="_3c_l_3e_"/>
        <text:p text:style-name="_3c_l_3e_">Harmonie, Harmonie,</text:p>
        <text:p text:style-name="_3c_l_3e_">Dis, auras-tu toujours besoin des Érinnyes</text:p>
        <text:p text:style-name="_3c_l_3e_"><text:span text:style-name="_3c_pb_3e_">[95]</text:span>Et du sang des jeunes héros</text:p>
        <text:p text:style-name="_3c_l_3e_">Qui t’ont fait le don de leur destinée ?</text:p>
        <text:p text:style-name="_3c_l_3e_">Hautes âmes données</text:p>
        <text:p text:style-name="_3c_l_3e_">Et pour ton progrès âmes moissonnées.</text:p>
        <text:p text:style-name="_3c_l_3e_">Tu leur donnes paix et repos</text:p>
        <text:p text:style-name="_3c_l_3e_">Par les triples moissons des îles Fortunées.</text:p>
        <text:p text:style-name="_3c_l_3e_"/>
        <text:h text:style-name="Heading_20_3" text:outline-level="3">41.<text:line-break/>Le Message clos</text:h>
        <text:p text:style-name="_3c_l_3e_"><text:span text:style-name="_3c_pb_3e_">[97]</text:span>Lamelles puissantes de l’or.</text:p>
        <text:p text:style-name="_3c_l_3e_">Sur votre vierge éclat, le fugitif délire</text:p>
        <text:p text:style-name="_3c_l_3e_">Qui reçut les secrets du rythme et de l’accord</text:p>
        <text:p text:style-name="_3c_l_3e_">En mots lourds de richesse obscure vient s’inscrire.</text:p>
        <text:p text:style-name="_3c_l_3e_">Délire formulé, porte des hauts essors.</text:p>
        <text:p text:style-name="_3c_l_3e_">Ainsi se garde, Rituel, en lames d’or</text:p>
        <text:p text:style-name="_3c_l_3e_">Pesantes, le sublime et fugitif apport.</text:p>
        <text:p text:style-name="_3c_l_3e_"/>
        <text:p text:style-name="_3c_l_3e_">Relis. Apprends les mots : Apprends à les redire,</text:p>
        <text:p text:style-name="_3c_l_3e_">Porte le talisman des mots,</text:p>
        <text:p text:style-name="_3c_l_3e_">Mystérieux message clos</text:p>
        <text:p text:style-name="_3c_l_3e_">Dont plus tard, en péril, tu briseras la cire.</text:p>
        <text:p text:style-name="_3c_l_3e_">Ouvre ta mémoire. Écoute. Reçois.</text:p>
        <text:p text:style-name="_3c_l_3e_">Les mots s’ouvriront, beaux fruits mûrs, en toi.</text:p>
        <text:p text:style-name="_3c_l_3e_"/>
        <text:h text:style-name="Heading_20_3" text:outline-level="3">42.<text:line-break/>La Source de mémoire</text:h>
        <text:p text:style-name="_3c_l_3e_"><text:span text:style-name="_3c_pb_3e_">[99]</text:span>« Heureux l’errant qui par l’image des mystères</text:p>
        <text:p text:style-name="_3c_l_3e_">Vit le chemin, avant de descendre sous terre. »</text:p>
        <text:p text:style-name="_3c_l_3e_"><text:soft-page-break/></text:p>
        <text:p text:style-name="_3c_l_3e_">Chez Hadès, tu retrouveras le cyprès blanc.</text:p>
        <text:p text:style-name="_3c_l_3e_">Ayant franchi des eaux maudites, lourdes, noires.</text:p>
        <text:p text:style-name="_3c_l_3e_">N’ayant point bu l’eau d’oubliance, lourde et noire,</text:p>
        <text:p text:style-name="_3c_l_3e_">Tu retrouveras près du cyprès blanc</text:p>
        <text:p text:style-name="_3c_l_3e_">Une source qui te rendra l’ardeur de boire,</text:p>
        <text:p text:style-name="_3c_l_3e_">La source où reparaît l’eau du lac de Mémoire.</text:p>
        <text:p text:style-name="_3c_l_3e_"/>
        <text:p text:style-name="_3c_l_3e_">Tu parleras aux monstres vigilants</text:p>
        <text:p text:style-name="_3c_l_3e_">Qui doivent éprouver, hurlants,</text:p>
        <text:p text:style-name="_3c_l_3e_">La soif d’ascension que ta présence atteste,</text:p>
        <text:p text:style-name="_3c_l_3e_">Car il faut que ta soif elle-même s’atteste.</text:p>
        <text:p text:style-name="_3c_l_3e_"><text:span text:style-name="_3c_pb_3e_">[100]</text:span>Et tu diras aux gardiens vigilants :</text:p>
        <text:p text:style-name="P1">« Je suis fils de la terre et du ciel scintillant</text:p>
        <text:p text:style-name="P1">Et mon origine est céleste. »</text:p>
        <text:p text:style-name="_3c_l_3e_">Et t’approchent de ton image, tu boiras.</text:p>
        <text:p text:style-name="_3c_l_3e_"/>
        <text:p text:style-name="_3c_l_3e_">Avant bu tu verras enfin ! Tu reverras !</text:p>
        <text:p text:style-name="_3c_l_3e_"/>
        <text:h text:style-name="Heading_20_3" text:outline-level="3">43.<text:line-break/>Les Deux routes</text:h>
        <text:p text:style-name="_3c_l_3e_"><text:span text:style-name="_3c_pb_3e_">[101]</text:span>Devant l’errant se bifurque la route.</text:p>
        <text:p text:style-name="_3c_l_3e_">À gauche, rouge. Bleue à droite. Doute.</text:p>
        <text:p text:style-name="_3c_l_3e_">De laquelle entendre l’appel ?</text:p>
        <text:p text:style-name="_3c_l_3e_">Deux routes. L’une monte, étroite,</text:p>
        <text:p text:style-name="_3c_l_3e_">L’ouranienne, la haute et bleue, ô fils du Ciel.</text:p>
        <text:p text:style-name="_3c_l_3e_">Mais la rouge, ô fils du limon charnel.</text:p>
        <text:p text:style-name="_3c_l_3e_">S’ouvre, sol compact… Deux chemins. Lequel ?</text:p>
        <text:p text:style-name="_3c_l_3e_">Fils du Ciel, connais-toi. Reconnais. <text:span text:style-name="T3">Prends à droite</text:span>.</text:p>
        <text:p text:style-name="_3c_l_3e_"/>
        <text:h text:style-name="Heading_20_3" text:outline-level="3">44.<text:line-break/>Le Voyage de l’âme</text:h>
        <text:p text:style-name="_3c_l_3e_"><text:span text:style-name="_3c_pb_3e_">[103]</text:span>En deux troupes vont les âmes des morts.</text:p>
        <text:p text:style-name="_3c_l_3e_">L’une s’attache, obstinée, à la terre ;</text:p>
        <text:p text:style-name="_3c_l_3e_">Autour de nous, lourde, affligée, elle erre.</text:p>
        <text:p text:style-name="_3c_l_3e_">Et l’autre, au sur et prompt essor,</text:p>
        <text:p text:style-name="_3c_l_3e_">Forme des chœurs et des rondes splendides</text:p>
        <text:p text:style-name="_3c_l_3e_">Dans la lumière où vit pour le total accord</text:p>
        <text:p text:style-name="_3c_l_3e_">Chaque étoile et son nombre et son chantant essor.</text:p>
        <text:p text:style-name="_3c_l_3e_"/>
        <text:p text:style-name="_3c_l_3e_">Errant, errant, avoir un guide !</text:p>
        <text:p text:style-name="_3c_l_3e_"/>
        <text:h text:style-name="Heading_20_3" text:outline-level="3">45.<text:line-break/>La Couronne de Psyché</text:h>
        <text:p text:style-name="_3c_l_3e_"><text:span text:style-name="_3c_pb_3e_">[105]</text:span>Psyché voguant parmi les mille astres chanteurs,</text:p>
        <text:p text:style-name="_3c_l_3e_">Mélodieusement aux sept chants accordée,</text:p>
        <text:p text:style-name="_3c_l_3e_">Chantera son bonheur, ayant été guidée :</text:p>
        <text:p text:style-name="_3c_l_3e_"><text:soft-page-break/></text:p>
        <text:p text:style-name="_3c_l_3e_">« Je me suis envolée du cercle de rigueur.</text:p>
        <text:p text:style-name="_3c_l_3e_">Du cercle descendant des profondes douleurs.</text:p>
        <text:p text:style-name="_3c_l_3e_">Et rapide je suis entrée</text:p>
        <text:p text:style-name="_3c_l_3e_">Dans la Couronne désirée.</text:p>
        <text:p text:style-name="_3c_l_3e_">Ainsi mon chemin s’est ouvert :</text:p>
        <text:p text:style-name="_3c_l_3e_">J’ai traversé le sein de Perséphone,</text:p>
        <text:p text:style-name="_3c_l_3e_">Terrestre reine des enfers :</text:p>
        <text:p text:style-name="_3c_l_3e_">Je m’élève. Cercle montant. Passage ouvert. »</text:p>
        <text:p text:style-name="_3c_l_3e_"/>
        <text:p text:style-name="_3c_l_3e_">Souviens-toi de Psyché, naissant papillon clair,</text:p>
        <text:p text:style-name="_3c_l_3e_">Et tu contempleras le mot de feu : <text:span text:style-name="T3">Couronne</text:span>.</text:p>
        <text:p text:style-name="_3c_l_3e_"/>
        <text:h text:style-name="Heading_20_2" text:outline-level="2">Chant V<text:line-break/>Le Cratère de Dionysos et d’Apollon</text:h>
        <text:h text:style-name="Heading_20_3" text:outline-level="3">46.<text:line-break/>Les Chercheurs de vérité</text:h>
        <text:p text:style-name="_3c_l_3e_"><text:span text:style-name="_3c_pb_3e_">[109]</text:span>La vérité ! Dis-nous toutes les vérités.</text:p>
        <text:p text:style-name="_3c_l_3e_">Engraisse-nous du sang fumant de tes pensées.</text:p>
        <text:p text:style-name="_3c_l_3e_">Tes dernières, dis-les – encore surpassées !</text:p>
        <text:p text:style-name="_3c_l_3e_">Cherche avec nous tes vérités.</text:p>
        <text:p text:style-name="_3c_l_3e_">Construis-nous quelque dieu que l’on puisse adopter.</text:p>
        <text:p text:style-name="_3c_l_3e_">Dis-nous toute la vérité,</text:p>
        <text:p text:style-name="_3c_l_3e_">Orphée.</text:p>
        <text:p text:style-name="_3c_l_3e_">Ô prophète des Thraces blonds,</text:p>
        <text:p text:style-name="_3c_l_3e_">De quels prêcheurs barbus suivrons-nous les sermons,</text:p>
        <text:p text:style-name="_3c_l_3e_">Ceux de Bacchus, ceux d’Apollon ?</text:p>
        <text:p text:style-name="_3c_l_3e_"/>
        <text:h text:style-name="Heading_20_3" text:outline-level="3">47<text:line-break/>Le Rire d’Orphée</text:h>
        <text:p text:style-name="_3c_l_3e_"><text:span text:style-name="_3c_pb_3e_">[111]</text:span>Tu ris. Pourquoi ton rire, Orphée ?</text:p>
        <text:p text:style-name="_3c_l_3e_">Est-ce montrer cervelle si brouillée</text:p>
        <text:p text:style-name="_3c_l_3e_">Que d’interroger pour savoir</text:p>
        <text:p text:style-name="_3c_l_3e_">À quel autel suspendre son espoir ?</text:p>
        <text:p text:style-name="_3c_l_3e_"/>
        <text:p text:style-name="_3c_l_3e_">Deux temples espacés que les hommes séparent.</text:p>
        <text:p text:style-name="_3c_l_3e_"/>
        <text:p text:style-name="_3c_l_3e_">Là, c’est le dieu joyeux qui se livre aux douleurs.</text:p>
        <text:p text:style-name="_3c_l_3e_">Le Dionys vers qui s’égarent</text:p>
        <text:p text:style-name="_3c_l_3e_">À des poursuites par les monts ceints de chaleur</text:p>
        <text:p text:style-name="_3c_l_3e_">Ceux qui hurlent au son des instruments barbares ;</text:p>
        <text:p text:style-name="_3c_l_3e_"><text:span text:style-name="_3c_pb_3e_">[112]</text:span>Ici, l’harmonieux Apollon, dieu songeur</text:p>
        <text:p text:style-name="_3c_l_3e_">Qui dans la paix de son orgueilleuse rigueur</text:p>
        <text:p text:style-name="_3c_l_3e_">Touche la lyre mesurée et la cithare.</text:p>
        <text:p text:style-name="_3c_l_3e_"/>
        <text:p text:style-name="_3c_l_3e_">Nous interrogeons pour savoir</text:p>
        <text:p text:style-name="_3c_l_3e_">À quel dieu vouer notre espoir.</text:p>
        <text:p text:style-name="_3c_l_3e_"><text:soft-page-break/></text:p>
        <text:h text:style-name="Heading_20_3" text:outline-level="3">48.<text:line-break/>Apollon l’hyperboréen</text:h>
        <text:p text:style-name="_3c_l_3e_"><text:span text:style-name="_3c_pb_3e_">[113]</text:span>Quand fermente par toi la Pythie en délire</text:p>
        <text:p text:style-name="_3c_l_3e_">Tu réfléchis la paix de sept mondes sereins.</text:p>
        <text:p text:style-name="_3c_l_3e_">Te chargeant du souci de conduire et d’instruire,</text:p>
        <text:p text:style-name="_3c_l_3e_">Le septuple fardeau de la pesante lyre</text:p>
        <text:p text:style-name="_3c_l_3e_">T’accompagne, dieu blond, ô hyperboréen.</text:p>
        <text:p text:style-name="_3c_l_3e_"/>
        <text:p text:style-name="_3c_l_3e_">Ô dévorant, qui restes seul et te consumes.</text:p>
        <text:p text:style-name="_3c_l_3e_">Dieu soumis à la Passion,</text:p>
        <text:p text:style-name="_3c_l_3e_">L’or glorieux de tes rayons</text:p>
        <text:p text:style-name="_3c_l_3e_">Éclaire un cœur désert où rêve l’amertume.</text:p>
        <text:p text:style-name="_3c_l_3e_">Ainsi, puissant et vagabond,</text:p>
        <text:p text:style-name="_3c_l_3e_"><text:span text:style-name="_3c_pb_3e_">[114]</text:span>Universel témoin qui surveille et dirige</text:p>
        <text:p text:style-name="_3c_l_3e_">Et connaît les secrètes lois de tout vertige,</text:p>
        <text:p text:style-name="_3c_l_3e_">Ainsi règne et s’attriste Apollon, le dieu blond.</text:p>
        <text:p text:style-name="_3c_l_3e_">Harmonie et lumière, il sait que le mystère</text:p>
        <text:p text:style-name="_3c_l_3e_">Dans les veines du monde agit et se répand.</text:p>
        <text:p text:style-name="_3c_l_3e_">Assis sur l’Omphalos, au centre de la terre</text:p>
        <text:p text:style-name="_3c_l_3e_">Et touchant de ses mains cette vibrante pierre</text:p>
        <text:p text:style-name="_3c_l_3e_">Qui porte le vibrant trépied du sanctuaire,</text:p>
        <text:p text:style-name="_3c_l_3e_">Le dieu delphique, frémissant</text:p>
        <text:p text:style-name="_3c_l_3e_">Au double battement du sol et de son sang,</text:p>
        <text:p text:style-name="_3c_l_3e_">Te gouverne et s’unit à ton frémissement.</text:p>
        <text:p text:style-name="_3c_l_3e_">Python, tellurique Serpent.</text:p>
        <text:p text:style-name="_3c_l_3e_"/>
        <text:p text:style-name="_3c_l_3e_">Ainsi, sur l’Omphalos, au centre de la terre,</text:p>
        <text:p text:style-name="_3c_l_3e_">Écoutons résonner en notre plus profond</text:p>
        <text:p text:style-name="_3c_l_3e_">La rythmique vibration</text:p>
        <text:p text:style-name="_3c_l_3e_">De notre sombre cœur solaire, et de la Terre.</text:p>
        <text:p text:style-name="_3c_l_3e_"/>
        <text:h text:style-name="Heading_20_3" text:outline-level="3">49<text:line-break/>Dionys l’infernal</text:h>
        <text:p text:style-name="_3c_l_3e_"><text:span text:style-name="_3c_pb_3e_">[115]</text:span>Mais cet Apollon souterrain,</text:p>
        <text:p text:style-name="_3c_l_3e_">Nous reconnaissons au passage</text:p>
        <text:p text:style-name="_3c_l_3e_">Les tigres fous de son rouge attelage ;</text:p>
        <text:p text:style-name="_3c_l_3e_">C’est le chef emporté par ses bêtes sauvages.</text:p>
        <text:p text:style-name="_3c_l_3e_">Oïoh ! Crions son nom divin :</text:p>
        <text:p text:style-name="_3c_l_3e_">Bacchus aux cheveux de raisin.</text:p>
        <text:p text:style-name="_3c_l_3e_"/>
        <text:p text:style-name="_3c_l_3e_">Inépuisable cep, dont les fruits lourds étalent</text:p>
        <text:p text:style-name="_3c_l_3e_">Sur le monde la sève ardente, le sang mûr</text:p>
        <text:p text:style-name="_3c_l_3e_">Qu’il a puisé, profondément, au gouffre obscur.</text:p>
        <text:p text:style-name="_3c_l_3e_">Dans les ténèbres infernales,</text:p>
        <text:p text:style-name="_3c_l_3e_">Dans l’humide foyer de la vie infernale.</text:p>
        <text:p text:style-name="_3c_l_3e_"/>
        <text:p text:style-name="_3c_l_3e_">(Là, son tombeau vit, sous l’Omphale.)</text:p>
        <text:p text:style-name="_3c_l_3e_"/>
        <text:p text:style-name="_3c_l_3e_"><text:soft-page-break/><text:span text:style-name="_3c_pb_3e_">[116]</text:span>Le nom jailli du beau sang créateur.</text:p>
        <text:p text:style-name="_3c_l_3e_">Oïoh ! Bacchus ! Qu’il soit la multiple clameur</text:p>
        <text:p text:style-name="_3c_l_3e_">Répercutée et qui transmet son cri sauveur.</text:p>
        <text:p text:style-name="_3c_l_3e_">Ah ! ses sarments roux, qu’on les hache ;</text:p>
        <text:p text:style-name="_3c_l_3e_">Ses beaux bras clairs, qu’on les arrache.</text:p>
        <text:p text:style-name="_3c_l_3e_">Dans le délire bouillonnant du dieu qui meurt</text:p>
        <text:p text:style-name="_3c_l_3e_">Que naisse alors l’ivre clameur.</text:p>
        <text:p text:style-name="_3c_l_3e_">Le cri de libre force neuve</text:p>
        <text:p text:style-name="_3c_l_3e_">Qui vous franchira, humaines épreuves…</text:p>
        <text:p text:style-name="_3c_l_3e_"/>
        <text:p text:style-name="_3c_l_3e_">Douleur divine, inépuisable fleuve</text:p>
        <text:p text:style-name="_3c_l_3e_">Où la joie du monde s’abreuve.</text:p>
        <text:p text:style-name="_3c_l_3e_"/>
        <text:p text:style-name="_3c_l_3e_">Sang de la grande Vigne pure, sang sauveur ;</text:p>
        <text:p text:style-name="_3c_l_3e_">Sang qui coulera dans le sang des mystes,</text:p>
        <text:p text:style-name="_3c_l_3e_">Chargé de furieuse joie et de douleur :</text:p>
        <text:p text:style-name="_3c_l_3e_">Toujours vaincu, tué, naissant, vainqueur ;</text:p>
        <text:p text:style-name="_3c_l_3e_">Embrasé de triomphe immortel, sang sauveur.</text:p>
        <text:p text:style-name="_3c_l_3e_">Sang du multiple Éros où le désir persiste ;</text:p>
        <text:p text:style-name="_3c_l_3e_">Sang dédié, pure boisson, où coexistent</text:p>
        <text:p text:style-name="_3c_l_3e_">Et se rejoignent l’homme et le dieu ; sang sauveur.</text:p>
        <text:p text:style-name="_3c_l_3e_">Sang, humidité chaude où le désir persiste.</text:p>
        <text:p text:style-name="_3c_l_3e_"/>
        <text:p text:style-name="_3c_l_3e_"><text:span text:style-name="_3c_pb_3e_">[117]</text:span>Dionys deux fois né, multiple Éros danseur,</text:p>
        <text:p text:style-name="_3c_l_3e_">Nocturne et lumineux, véridique et trompeur.</text:p>
        <text:p text:style-name="_3c_l_3e_">Dieu fou que guérira l’apaisante Cybèle,</text:p>
        <text:p text:style-name="_3c_l_3e_">Juvénile et barbu, hostie et dieu rebelle</text:p>
        <text:p text:style-name="_3c_l_3e_">Qui fait bondir dans les montagnes sa fureur.</text:p>
        <text:p text:style-name="_3c_l_3e_"/>
        <text:h text:style-name="Heading_20_3" text:outline-level="3">50.<text:line-break/>Solitude d’Apollon</text:h>
        <text:p text:style-name="_3c_l_3e_"><text:span text:style-name="_3c_pb_3e_">[119]</text:span>Chef que cerne de feu désert son diadème,</text:p>
        <text:p text:style-name="_3c_l_3e_">Dieu jaloux même de lui-même,</text:p>
        <text:p text:style-name="_3c_l_3e_">Violent cœur obscur</text:p>
        <text:p text:style-name="_3c_l_3e_">Qui détruit ce qu’il aime,</text:p>
        <text:p text:style-name="_3c_l_3e_">Brasier suprême où tout se disjoint, feu trop pur.</text:p>
        <text:p text:style-name="_3c_l_3e_"/>
        <text:p text:style-name="_3c_l_3e_">L’homme têtu qui te poursuit, qui s’illumine</text:p>
        <text:p text:style-name="_3c_l_3e_">De ta splendide et solitaire ardeur divine,</text:p>
        <text:p text:style-name="_3c_l_3e_">Voici que déjà le calcine</text:p>
        <text:p text:style-name="_3c_l_3e_">Ton haleine dans sa poitrine.</text:p>
        <text:p text:style-name="_3c_l_3e_"/>
        <text:p text:style-name="_3c_l_3e_">Il se consume. Et veut encore. Et puis, un jour,</text:p>
        <text:p text:style-name="_3c_l_3e_">Il tremble et n’ose plus se jeter au délire.</text:p>
        <text:p text:style-name="_3c_l_3e_">L’homme blessé par le torride amour.</text:p>
        <text:p text:style-name="_3c_l_3e_"><text:span text:style-name="_3c_pb_3e_">[120]</text:span>Son regard que ta flamme sombre allait détruire</text:p>
        <text:p text:style-name="_3c_l_3e_">S’en détourne et bientôt va suivre un autre cours.</text:p>
        <text:p text:style-name="_3c_l_3e_"/>
        <text:p text:style-name="_3c_l_3e_">Une autre source, une fraîcheur, s’éveille et sourd</text:p>
        <text:p text:style-name="_3c_l_3e_">De ce cœur trop ardent que tes rayons déchirent.</text:p>
        <text:p text:style-name="_3c_l_3e_">Et l’homme d’un seul dieu comprend trop tard, un jour,</text:p>
        <text:p text:style-name="_3c_l_3e_"><text:soft-page-break/>Qu’il ne veut plus mourir sous le poids de la lyre.</text:p>
        <text:p text:style-name="_3c_l_3e_"/>
        <text:p text:style-name="_3c_l_3e_">Et le dieu solitaire et jaloux sent plus lourd</text:p>
        <text:p text:style-name="_3c_l_3e_">L’inséparable poids de la sublime lyre.</text:p>
        <text:p text:style-name="_3c_l_3e_"/>
        <text:h text:style-name="Heading_20_3" text:outline-level="3">51.<text:line-break/>Les Compagnies de Dionys</text:h>
        <text:p text:style-name="_3c_l_3e_"><text:span text:style-name="_3c_pb_3e_">[121]</text:span>Mille bouches : « Bacchus aux cheveux de raisin !</text:p>
        <text:p text:style-name="_3c_l_3e_">« Dionysos de Thrace et de Phrygie ! »</text:p>
        <text:p text:style-name="_3c_l_3e_">Iacchos, le chant qui marche en claire théorie.</text:p>
        <text:p text:style-name="_3c_l_3e_">L’entoure de flambeaux et de sistres d’airain.</text:p>
        <text:p text:style-name="_3c_l_3e_">Et vers son char traîné de fauves bactriens</text:p>
        <text:p text:style-name="_3c_l_3e_">Roule un ardent cortège de folie :</text:p>
        <text:p text:style-name="_3c_l_3e_">Les baladins savants en obscures magies,</text:p>
        <text:p text:style-name="_3c_l_3e_">Les archers à l’œil bleu venus du nord lointain,</text:p>
        <text:p text:style-name="_3c_l_3e_">Les sages accourus des déserts indiens</text:p>
        <text:p text:style-name="_3c_l_3e_">Et la bacchante avide ouvrant bouche d’orgie.</text:p>
        <text:p text:style-name="_3c_l_3e_"/>
        <text:p text:style-name="_3c_l_3e_">Elle accourt.</text:p>
        <text:p text:style-name="_3c_l_3e_">Les danseurs enfiévrés par la flûte phrygienne</text:p>
        <text:p text:style-name="_3c_l_3e_">Font redoubler cymbales et tambours.</text:p>
        <text:p text:style-name="_3c_l_3e_"><text:span text:style-name="_3c_pb_3e_">[122]</text:span>Par les sommets, sous les couverts de chênes,</text:p>
        <text:p text:style-name="_3c_l_3e_">Au profond de la nuit vivante et souterraine</text:p>
        <text:p text:style-name="_3c_l_3e_">Qui prépare le jour après la mort du jour,</text:p>
        <text:p text:style-name="_3c_l_3e_">Court la danse que le dieu mène.</text:p>
        <text:p text:style-name="_3c_l_3e_">Cybèle des forêts, dont sonnent pour Attis les cris d’amour,</text:p>
        <text:p text:style-name="_3c_l_3e_">A vu ses compagnons, âmes des montueux et verts domaines.</text:p>
        <text:p text:style-name="_3c_l_3e_">Quitter les frais festins de rude sève et courir aux tambours.</text:p>
        <text:p text:style-name="_3c_l_3e_">Les Corybantes nus, entraînés dans la danse et le vacarme</text:p>
        <text:p text:style-name="_3c_l_3e_">Rythment du fracas heurté de leurs armes</text:p>
        <text:p text:style-name="_3c_l_3e_">L’appel des mains et des tambours</text:p>
        <text:p text:style-name="_3c_l_3e_">Qui proclame, parmi les nocturnes alarmes,</text:p>
        <text:p text:style-name="_3c_l_3e_">La résurrection de la vie et du jour.</text:p>
        <text:p text:style-name="_3c_l_3e_"/>
        <text:p text:style-name="_3c_l_3e_">Et la purifiante et sauvage Cybèle</text:p>
        <text:p text:style-name="_3c_l_3e_">Qui se plaît au grand vent qui fait mugir les monts,</text:p>
        <text:p text:style-name="_3c_l_3e_">Aux cris des loups et des lions ;</text:p>
        <text:p text:style-name="_3c_l_3e_">La déesse puissante et rebelle, Cybèle</text:p>
        <text:p text:style-name="_3c_l_3e_">Aux vivifiantes mamelles ;</text:p>
        <text:p text:style-name="_3c_l_3e_">La rude mère naturelle des secrets ;</text:p>
        <text:p text:style-name="_3c_l_3e_">Cybèle,</text:p>
        <text:p text:style-name="_3c_l_3e_">Accompagne, la nuit, sous le bruit des forêts,</text:p>
        <text:p text:style-name="_3c_l_3e_">Dionys qui dénoue en riant les secrets,</text:p>
        <text:p text:style-name="_3c_l_3e_">Dionysos, Automne et Joie, Ivresse et Paix.</text:p>
        <text:p text:style-name="_3c_l_3e_"><text:span text:style-name="_3c_pb_3e_">[123]</text:span>Dionysos, Ivresse et Paix, Automne et Joie.</text:p>
        <text:p text:style-name="_3c_l_3e_">Quand il combat le loup nocturne Hiver</text:p>
        <text:p text:style-name="_3c_l_3e_">Sa mère l’accompagne et pleure, Démèter</text:p>
        <text:p text:style-name="_3c_l_3e_">Dont la puissance calme se déploie</text:p>
        <text:p text:style-name="_3c_l_3e_">En ordre clair</text:p>
        <text:p text:style-name="_3c_l_3e_">Sous les sages moissons qui parent l’univers.</text:p>
        <text:p text:style-name="_3c_l_3e_"/>
        <text:p text:style-name="_3c_l_3e_"><text:soft-page-break/>Le cortège nocturne agitant sa folie</text:p>
        <text:p text:style-name="_3c_l_3e_">Acclame Dionys de Trace et de Phrygie.</text:p>
        <text:p text:style-name="_3c_ab.ornament_3e_"/>
        <text:p text:style-name="_3c_l_3e_">Et l’homme d’un seul dieu ivre et mystérieux</text:p>
        <text:p text:style-name="_3c_l_3e_">Se perd dans l’extase.</text:p>
        <text:p text:style-name="_3c_l_3e_">Bouillant comme le vin ténébreux dans le vase</text:p>
        <text:p text:style-name="_3c_l_3e_">D’or, l’homme d’un seul dieu</text:p>
        <text:p text:style-name="_3c_l_3e_">Se perd tout entier dans la folle extase.</text:p>
        <text:p text:style-name="_3c_l_3e_"/>
        <text:p text:style-name="_3c_l_3e_">Tumultueuse, impersonnelle extase.</text:p>
        <text:p text:style-name="_3c_l_3e_"/>
        <text:p text:style-name="_3c_l_3e_">Ô Dionys, rieur, impétueux,</text:p>
        <text:p text:style-name="_3c_l_3e_">Apollon, pur et rigoureux,</text:p>
        <text:p text:style-name="_3c_l_3e_">Voyez, sous votre amour terrible qui l’embrase,</text:p>
        <text:p text:style-name="_3c_l_3e_">Se perdre l’homme d’un seul dieu.</text:p>
        <text:p text:style-name="_3c_l_3e_"/>
        <text:h text:style-name="Heading_20_3" text:outline-level="3">52.<text:line-break/>Orphée et les dieux frères</text:h>
        <text:p text:style-name="_3c_l_3e_"><text:span text:style-name="_3c_pb_3e_">[125]</text:span>Orphée est fils d Apollon, le dieu blond :</text:p>
        <text:p text:style-name="_3c_l_3e_">Les louves en folie en feront leur carnage…</text:p>
        <text:p text:style-name="_3c_l_3e_">Mais sage.</text:p>
        <text:p text:style-name="_3c_l_3e_">Il n’est pas consumé par le feu d’Apollon.</text:p>
        <text:p text:style-name="_3c_l_3e_"/>
        <text:p text:style-name="_3c_l_3e_">Orphée est fils de la Thrace sauvage ;</text:p>
        <text:p text:style-name="_3c_l_3e_">Aux temples le voici prêtre de Dionys…</text:p>
        <text:p text:style-name="_3c_l_3e_">Mais sage,</text:p>
        <text:p text:style-name="_3c_l_3e_">Le délire du sang ne l’a pas envahi.</text:p>
        <text:p text:style-name="_3c_l_3e_"/>
        <text:p text:style-name="_3c_l_3e_">Comme l’enfant en qui fleurissent,</text:p>
        <text:p text:style-name="_3c_l_3e_">Inscrites dans son cœur, deux forces qui s’unissent.</text:p>
        <text:p text:style-name="_3c_l_3e_"/>
        <text:p text:style-name="_3c_l_3e_"><text:span text:style-name="_3c_pb_3e_">[126]</text:span>Orphée unit le double feu</text:p>
        <text:p text:style-name="_3c_l_3e_">De la stricte harmonie et du cri furieux.</text:p>
        <text:p text:style-name="_3c_l_3e_">Il sait qu’étant né de deux dieux</text:p>
        <text:p text:style-name="_3c_l_3e_">Il sera le cratère où s’unissent les dieux.</text:p>
        <text:p text:style-name="_3c_l_3e_"/>
        <text:p text:style-name="_3c_l_3e_">Son chant proclamera leurs chants mystérieux,</text:p>
        <text:p text:style-name="_3c_l_3e_"/>
        <text:h text:style-name="Heading_20_3" text:outline-level="3">53.<text:line-break/>Les Doriens et les Thraces</text:h>
        <text:p text:style-name="_3c_l_3e_"><text:span text:style-name="_3c_pb_3e_">[127]</text:span>Être deux dieux vivant dans la claire lumière,</text:p>
        <text:p text:style-name="_3c_l_3e_">Fraternels et différents</text:p>
        <text:p text:style-name="_3c_l_3e_">Comme sont la vigne et le lierre !…</text:p>
        <text:p text:style-name="_3c_l_3e_">Comment ne pas s’aimer, l’un de l’autre contents ?</text:p>
        <text:p text:style-name="_3c_l_3e_">Comment ne pas sourire au miroir de son sang ?</text:p>
        <text:p text:style-name="_3c_l_3e_">Comment, comment se regarder avec colère ?</text:p>
        <text:p text:style-name="_3c_l_3e_"/>
        <text:p text:style-name="_3c_l_3e_">Apollon gardera les restes de son frère,</text:p>
        <text:p text:style-name="_3c_l_3e_">Bacchus Zagreus, tué par les Titans.</text:p>
        <text:p text:style-name="_3c_l_3e_"><text:soft-page-break/><text:span text:style-name="_3c_pb_3e_">[128]</text:span>Dionysos de Thrace, Apollon le Dorien</text:p>
        <text:p text:style-name="_3c_l_3e_">Verront retomber vos haines fugaces.</text:p>
        <text:p text:style-name="_3c_l_3e_">Ils ne briseront pas la douceur de leurs liens</text:p>
        <text:p text:style-name="_3c_l_3e_">Pour les combats des Doriens et des Thraces.</text:p>
        <text:p text:style-name="_3c_l_3e_"/>
        <text:h text:style-name="Heading_20_3" text:outline-level="3">54.<text:line-break/>La Rencontre sous le palmier</text:h>
        <text:p text:style-name="_3c_l_3e_"><text:span text:style-name="_3c_pb_3e_">[129]</text:span>Au pied du palmier triomphal.</text:p>
        <text:p text:style-name="_3c_l_3e_">Tandis que Muses et Satyres</text:p>
        <text:p text:style-name="_3c_l_3e_">Frappent en leur honneur la corde et le métal</text:p>
        <text:p text:style-name="_3c_l_3e_">Les Musagètes sont unis et leur sourire</text:p>
        <text:p text:style-name="_3c_l_3e_">Étend en ondes lumineuses leur empire.</text:p>
        <text:p text:style-name="_3c_l_3e_">Et tous deux se font don de leurs signes : la lyre</text:p>
        <text:p text:style-name="_3c_l_3e_">Et la nébride, et le thyrse automnal.</text:p>
        <text:p text:style-name="_3c_l_3e_"/>
        <text:p text:style-name="_3c_l_3e_">Semblable à quelque roi dont le règne s’avance,</text:p>
        <text:p text:style-name="_3c_l_3e_">Et vêtu comme un personnage d’Orient,</text:p>
        <text:p text:style-name="_3c_l_3e_">Sous le palmier Dionysos est souriant.</text:p>
        <text:p text:style-name="_3c_l_3e_">Devant lui, pur comme l’enfance,</text:p>
        <text:p text:style-name="_3c_l_3e_"><text:span text:style-name="_3c_pb_3e_">[130]</text:span>Le noble jeune homme lauré,</text:p>
        <text:p text:style-name="_3c_l_3e_">Apollon, portant l’olivier sacré,</text:p>
        <text:p text:style-name="_3c_l_3e_">Se drape avec décence.</text:p>
        <text:p text:style-name="_3c_l_3e_">Dionysos offre sa main</text:p>
        <text:p text:style-name="_3c_l_3e_">Et celle d’Apollon s’y pose.</text:p>
        <text:p text:style-name="_3c_l_3e_"/>
        <text:p text:style-name="_3c_l_3e_">Palmier, toi qui consacres les apothéoses</text:p>
        <text:p text:style-name="_3c_l_3e_">Et l’immortalité des princes des humains,</text:p>
        <text:p text:style-name="_3c_l_3e_">Jamais tu n’as<text:note text:id="ftn0" text:note-class="footnote"><text:note-citation>1</text:note-citation><text:note-body><text:p text:style-name="Footnote">a | as</text:p></text:note-body></text:note> paré triomphe plus serein.</text:p>
        <text:p text:style-name="_3c_l_3e_">Les mains des dieux se sont unies.</text:p>
        <text:p text:style-name="_3c_l_3e_">Sois témoin ; voici que naît l’Harmonie.</text:p>
        <text:p text:style-name="_3c_l_3e_"/>
        <text:h text:style-name="Heading_20_3" text:outline-level="3">55.<text:line-break/>La Passion des dieux frères</text:h>
        <text:p text:style-name="_3c_l_3e_"><text:span text:style-name="_3c_pb_3e_">[131]</text:span>Lequel est l’épi.</text:p>
        <text:p text:style-name="_3c_l_3e_">Le fils divin de la déesse,</text:p>
        <text:p text:style-name="_3c_l_3e_">L’image en qui se reconnaissent</text:p>
        <text:p text:style-name="_3c_l_3e_">Les épis mortels, qui renaissent ?</text:p>
        <text:p text:style-name="_3c_l_3e_">Lequel est l’épi</text:p>
        <text:p text:style-name="_3c_l_3e_">Qui sera pétri</text:p>
        <text:p text:style-name="_3c_l_3e_">Pour que l’homme soit nourri ?</text:p>
        <text:p text:style-name="_3c_l_3e_"/>
        <text:p text:style-name="_3c_l_3e_">Lequel est ta grappe,</text:p>
        <text:p text:style-name="_3c_l_3e_">Dansante ivresse, libres jeux.</text:p>
        <text:p text:style-name="_3c_l_3e_">Jeune force ravie aux dieux,</text:p>
        <text:p text:style-name="_3c_l_3e_">Image et puissance du feu ?</text:p>
        <text:p text:style-name="_3c_l_3e_"><text:span text:style-name="_3c_pb_3e_">[132]</text:span>Lequel est la grappe</text:p>
        <text:p text:style-name="_3c_l_3e_">Dont le sang s’échappe</text:p>
        <text:p text:style-name="_3c_l_3e_">Pour que l’homme soit joyeux ?</text:p>
        <text:p text:style-name="_3c_l_3e_"><text:soft-page-break/></text:p>
        <text:p text:style-name="_3c_l_3e_">Ainsi s’unissent</text:p>
        <text:p text:style-name="_3c_l_3e_">Par la meule et par le pressoir,</text:p>
        <text:p text:style-name="_3c_l_3e_">Images de mort et d’espoir</text:p>
        <text:p text:style-name="_3c_l_3e_">Les dieux offerts au sacrifice.</text:p>
        <text:p text:style-name="_3c_l_3e_"/>
        <text:h text:style-name="Heading_20_3" text:outline-level="3">56.<text:line-break/>Le Poème d’Orphée<text:line-break/>ou L’Ellipse de la couronne ramenée</text:h>
        <text:p text:style-name="_3c_l_3e_"><text:span text:style-name="_3c_pb_3e_">[133]</text:span>Quand chanterons-nous ton poème, Orphée ?</text:p>
        <text:p text:style-name="_3c_l_3e_"/>
        <text:p text:style-name="_3c_l_3e_">Quand les deux images du dieu,</text:p>
        <text:p text:style-name="_3c_l_3e_">Phoïbos aux chants harmonieux</text:p>
        <text:p text:style-name="_3c_l_3e_">Bacchos aux louves dégrafées.</text:p>
        <text:p text:style-name="_3c_l_3e_">Quand les deux dieux,</text:p>
        <text:p text:style-name="_3c_l_3e_">Dans le cercle parfait des flambeaux d’hyménée</text:p>
        <text:p text:style-name="_3c_l_3e_">Accomplissant leur destinée,</text:p>
        <text:p text:style-name="_3c_l_3e_">Sur le même autel seront réunis</text:p>
        <text:p text:style-name="_3c_l_3e_">Comme ils sont unis en leur fils,</text:p>
        <text:p text:style-name="_3c_l_3e_"><text:span text:style-name="T3">Orphée</text:span>.</text:p>
        <text:p text:style-name="_3c_l_3e_"/>
        <text:h text:style-name="Heading_20_2" text:outline-level="2">Épilogue</text:h>
        <text:h text:style-name="Heading_20_3" text:outline-level="3">57.<text:line-break/>Le Retour d’Eurydice</text:h>
        <text:p text:style-name="_3c_l_3e_"><text:span text:style-name="_3c_pb_3e_">[137]</text:span>Son juste sourire clair,</text:p>
        <text:p text:style-name="_3c_l_3e_">Si maintenant Eurydice</text:p>
        <text:p text:style-name="_3c_l_3e_">Te le rendait, offert,</text:p>
        <text:p text:style-name="_3c_l_3e_">Offrant, médiatrice et fondatrice</text:p>
        <text:p text:style-name="_3c_l_3e_">Dans son juste sourire clair</text:p>
        <text:p text:style-name="_3c_l_3e_">Une matière et des contours à ton génie ;</text:p>
        <text:p text:style-name="_3c_l_3e_">Toi, maître de l’harmonie,</text:p>
        <text:p text:style-name="_3c_l_3e_">Reposé des élans obscurs,</text:p>
        <text:p text:style-name="_3c_l_3e_">Appuyant ta pensée au large horizon sûr,</text:p>
        <text:p text:style-name="_3c_l_3e_">Tu ferais flamboyer vos lumières unies.</text:p>
        <text:p text:style-name="_3c_l_3e_"><text:span text:style-name="_3c_pb_3e_">[138]</text:span>Et les ombres s’écarteraient de toi</text:p>
        <text:p text:style-name="_3c_l_3e_">Laissant place ;</text:p>
        <text:p text:style-name="_3c_l_3e_">Et tu suivrais en paix le chemin droit,</text:p>
        <text:p text:style-name="_3c_l_3e_">Ton regard mesurant l’espace</text:p>
        <text:p text:style-name="_3c_l_3e_">Et ton cœur au centre de toi.</text:p>
        <text:p text:style-name="_3c_l_3e_"/>
        <text:h text:style-name="Heading_20_2" text:outline-level="2">Avertissement d’auteur</text:h>
        <text:p text:style-name="Standard"><text:span text:style-name="_3c_pb_3e_">[139]</text:span>L’auteur avertit qu’il s’est servi, pour certains passages, de quelques travaux historiques, qu’il a cru pouvoir interpréter, et de quelques inscriptions grecques.</text:p>
        <text:p text:style-name="Standard">Il laisse à ceux dont tel est le métier le soin de retrouver ces matériaux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3c_l_3e_" style:display-name="&lt;l&gt;" style:family="paragraph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02cm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25T15:50:34.34</meta:creation-date>
    <dc:date>2019-10-26T18:03:37.04</dc:date>
    <dc:creator>Karolina Suchecka</dc:creator>
    <meta:editing-duration>PT23H20M9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5" meta:paragraph-count="943" meta:word-count="5960" meta:character-count="33964"/>
  </office:meta>
</office:document-meta>
</file>